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9.89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279.89pt"/>
    </style:style>
    <style:style style:name="co6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etty_20_validation_5f_matrix">
      <style:table-properties table:display="true" style:writing-mode="lr-tb"/>
    </style:style>
    <style:style style:name="ta2" style:family="table" style:master-page-name="PageStyle_5f_validation_5f_matrix">
      <style:table-properties table:display="false" style:writing-mode="lr-tb"/>
    </style:style>
    <style:style style:name="ta3" style:family="table" style:master-page-name="PageStyle_5f_all_5f_udm_5f_events">
      <style:table-properties table:display="false" style:writing-mode="lr-tb"/>
    </style:style>
    <style:style style:name="ta4" style:family="table" style:master-page-name="PageStyle_5f_grouped_5f_udm_5f_search">
      <style:table-properties table:display="false" style:writing-mode="lr-tb"/>
    </style:style>
    <style:style style:name="ta5" style:family="table" style:master-page-name="PageStyle_5f_Pivot_20_Table_20_1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3f3f3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0212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0212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9daf8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ea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4cccc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b4a7d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d2e9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4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tty validation_matr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4"/>
          <table:table-cell table:style-name="ce7" office:value-type="string" calcext:value-type="string">
            <text:p>METADATA</text:p>
          </table:table-cell>
          <table:table-cell table:style-name="ce12" office:value-type="string" calcext:value-type="string" table:number-columns-spanned="4" table:number-rows-spanned="1">
            <text:p>PRINCIPAL</text:p>
          </table:table-cell>
          <table:covered-table-cell table:number-columns-repeated="3"/>
          <table:table-cell table:style-name="ce18" office:value-type="string" calcext:value-type="string">
            <text:p>SRC</text:p>
          </table:table-cell>
          <table:table-cell table:style-name="ce23" office:value-type="string" calcext:value-type="string" table:number-columns-spanned="6" table:number-rows-spanned="1">
            <text:p>TARGET</text:p>
          </table:table-cell>
          <table:covered-table-cell table:number-columns-repeated="5"/>
          <table:table-cell table:style-name="ce28" office:value-type="string" calcext:value-type="string" table:number-columns-spanned="2" table:number-rows-spanned="1">
            <text:p>EXT</text:p>
          </table:table-cell>
          <table:covered-table-cell/>
          <table:table-cell table:style-name="ce33" office:value-type="string" calcext:value-type="string" table:number-columns-spanned="4" table:number-rows-spanned="1">
            <text:p>NETWORK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1" office:value-type="string" calcext:value-type="string">
            <text:p>Event Category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Deprecated?</text:p>
          </table:table-cell>
          <table:table-cell table:style-name="ce1" office:value-type="string" calcext:value-type="string">
            <text:p>Usable?</text:p>
          </table:table-cell>
          <table:table-cell table:style-name="ce8"/>
          <table:table-cell table:style-name="ce13" office:value-type="string" calcext:value-type="string">
            <text:p>Machine</text:p>
          </table:table-cell>
          <table:table-cell table:style-name="ce13" office:value-type="string" calcext:value-type="string">
            <text:p>User</text:p>
          </table:table-cell>
          <table:table-cell table:style-name="ce13" office:value-type="string" calcext:value-type="string">
            <text:p>File</text:p>
          </table:table-cell>
          <table:table-cell table:style-name="ce13" office:value-type="string" calcext:value-type="string">
            <text:p>Process</text:p>
          </table:table-cell>
          <table:table-cell table:style-name="ce19" office:value-type="string" calcext:value-type="string">
            <text:p>File</text:p>
          </table:table-cell>
          <table:table-cell table:style-name="ce24" office:value-type="string" calcext:value-type="string">
            <text:p>Machine</text:p>
          </table:table-cell>
          <table:table-cell table:style-name="ce24" office:value-type="string" calcext:value-type="string">
            <text:p>File</text:p>
          </table:table-cell>
          <table:table-cell table:style-name="ce24" office:value-type="string" calcext:value-type="string">
            <text:p>Process</text:p>
          </table:table-cell>
          <table:table-cell table:style-name="ce24" office:value-type="string" calcext:value-type="string">
            <text:p>Group</text:p>
          </table:table-cell>
          <table:table-cell table:style-name="ce24" office:value-type="string" calcext:value-type="string">
            <text:p>Resource *</text:p>
          </table:table-cell>
          <table:table-cell table:style-name="ce24" office:value-type="string" calcext:value-type="string">
            <text:p>User</text:p>
          </table:table-cell>
          <table:table-cell table:style-name="ce29" office:value-type="string" calcext:value-type="string">
            <text:p>Vulns</text:p>
          </table:table-cell>
          <table:table-cell table:style-name="ce29" office:value-type="string" calcext:value-type="string">
            <text:p>Auth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DHCP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Registry</text:p>
          </table:table-cell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3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ADD_COMMENT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4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PRIORITY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5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REASON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6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REPUTATION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7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RISK_SCORE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8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ROOT_CAUSE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9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SEVERITY_SCORE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0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STATUS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1,&quot;&quot;^(.*?)_&quot;&quot;)&quot;);&quot;ANALYST&quot;)" office:value-type="string" office:string-value="ANALYST" calcext:value-type="string">
            <text:p>ANALYST</text:p>
          </table:table-cell>
          <table:table-cell table:style-name="ce2" office:value-type="string" calcext:value-type="string">
            <text:p>ANALYST_UPDATE_VERDICT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2,&quot;&quot;^(.*?)_&quot;&quot;)&quot;);&quot;DEVICE&quot;)" office:value-type="string" office:string-value="DEVICE" calcext:value-type="string">
            <text:p>DEVICE</text:p>
          </table:table-cell>
          <table:table-cell table:style-name="ce2" office:value-type="string" calcext:value-type="string">
            <text:p>DEVICE_CONFIG_UPDATE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3,&quot;&quot;^(.*?)_&quot;&quot;)&quot;);&quot;DEVICE&quot;)" office:value-type="string" office:string-value="DEVICE" calcext:value-type="string">
            <text:p>DEVICE</text:p>
          </table:table-cell>
          <table:table-cell table:style-name="ce2" office:value-type="string" calcext:value-type="string">
            <text:p>DEVICE_FIRMWARE_UPDATE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4,&quot;&quot;^(.*?)_&quot;&quot;)&quot;);&quot;DEVICE&quot;)" office:value-type="string" office:string-value="DEVICE" calcext:value-type="string">
            <text:p>DEVICE</text:p>
          </table:table-cell>
          <table:table-cell table:style-name="ce2" office:value-type="string" calcext:value-type="string">
            <text:p>DEVICE_PROGRAM_DOWNLOAD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5,&quot;&quot;^(.*?)_&quot;&quot;)&quot;);&quot;DEVICE&quot;)" office:value-type="string" office:string-value="DEVICE" calcext:value-type="string">
            <text:p>DEVICE</text:p>
          </table:table-cell>
          <table:table-cell table:style-name="ce2" office:value-type="string" calcext:value-type="string">
            <text:p>DEVICE_PROGRAM_UPLOAD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6,&quot;&quot;^(.*?)_&quot;&quot;)&quot;);&quot;EMAIL&quot;)" office:value-type="string" office:string-value="EMAIL" calcext:value-type="string">
            <text:p>EMAIL</text:p>
          </table:table-cell>
          <table:table-cell table:style-name="ce2" office:value-type="string" calcext:value-type="string">
            <text:p>EMAIL_TRANSACTION</text:p>
          </table:table-cell>
          <table:table-cell table:style-name="ce5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7,&quot;&quot;^(.*?)_&quot;&quot;)&quot;);&quot;EMAIL&quot;)" office:value-type="string" office:string-value="EMAIL" calcext:value-type="string">
            <text:p>EMAIL</text:p>
          </table:table-cell>
          <table:table-cell table:style-name="ce2" office:value-type="string" calcext:value-type="string">
            <text:p>EMAIL_UNCATEGORIZED</text:p>
          </table:table-cell>
          <table:table-cell table:style-name="ce5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8,&quot;&quot;^(.*?)_&quot;&quot;)&quot;);&quot;EMAIL&quot;)" office:value-type="string" office:string-value="EMAIL" calcext:value-type="string">
            <text:p>EMAIL</text:p>
          </table:table-cell>
          <table:table-cell table:style-name="ce2" office:value-type="string" calcext:value-type="string">
            <text:p>EMAIL_URL_CLICK</text:p>
          </table:table-cell>
          <table:table-cell table:style-name="ce6" office:value-type="string" calcext:value-type="string">
            <text:p>✓</text:p>
          </table:table-cell>
          <table:table-cell table:style-name="ce4"/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 table:visibility="collapse">
          <table:table-cell table:style-name="ce2" table:formula="of:=IFERROR(__xludf.dummyfunction(&quot;REGEXEXTRACT(B19,&quot;&quot;^(.*?)_&quot;&quot;)&quot;);&quot;EVENTTYPE&quot;)" office:value-type="string" office:string-value="EVENTTYPE" calcext:value-type="string">
            <text:p>EVENTTYPE</text:p>
          </table:table-cell>
          <table:table-cell table:style-name="ce2" office:value-type="string" calcext:value-type="string">
            <text:p>EVENTTYPE_UNSPECIFIED</text:p>
          </table:table-cell>
          <table:table-cell table:style-name="ce4"/>
          <table:table-cell table:style-name="ce5" office:value-type="string" calcext:value-type="string">
            <text:p>✘</text:p>
          </table:table-cell>
          <table:table-cell table:style-name="ce9"/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0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COPY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1" office:value-type="string" calcext:value-type="string">
            <text:p>✓</text:p>
          </table:table-cell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1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2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3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4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MOV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1" office:value-type="string" calcext:value-type="string">
            <text:p>✓</text:p>
          </table:table-cell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5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OPE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6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REA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7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SYNC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1" office:value-type="string" calcext:value-type="string">
            <text:p>✓</text:p>
          </table:table-cell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8,&quot;&quot;^(.*?)_&quot;&quot;)&quot;);&quot;FILE&quot;)" office:value-type="string" office:string-value="FILE" calcext:value-type="string">
            <text:p>FILE</text:p>
          </table:table-cell>
          <table:table-cell table:style-name="ce2" office:value-type="string" calcext:value-type="string">
            <text:p>FILE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/>
          <table:table-cell table:style-name="ce26" office:value-type="string" calcext:value-type="string">
            <text:p>✓</text:p>
          </table:table-cell>
          <table:table-cell table:style-name="ce26"/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29,&quot;&quot;^(.*?)_&quot;&quot;)&quot;);&quot;GENERIC&quot;)" office:value-type="string" office:string-value="GENERIC" calcext:value-type="string">
            <text:p>GENERIC</text:p>
          </table:table-cell>
          <table:table-cell table:style-name="ce2" office:value-type="string" calcext:value-type="string">
            <text:p>GENERIC_EVEN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 table:number-columns-repeated="4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0,&quot;&quot;^(.*?)_&quot;&quot;)&quot;);&quot;GROUP&quot;)" office:value-type="string" office:string-value="GROUP" calcext:value-type="string">
            <text:p>GROUP</text:p>
          </table:table-cell>
          <table:table-cell table:style-name="ce2" office:value-type="string" calcext:value-type="string">
            <text:p>GROUP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20"/>
          <table:table-cell table:style-name="ce25" table:number-columns-repeated="3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1,&quot;&quot;^(.*?)_&quot;&quot;)&quot;);&quot;GROUP&quot;)" office:value-type="string" office:string-value="GROUP" calcext:value-type="string">
            <text:p>GROUP</text:p>
          </table:table-cell>
          <table:table-cell table:style-name="ce2" office:value-type="string" calcext:value-type="string">
            <text:p>GROUP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20"/>
          <table:table-cell table:style-name="ce25" table:number-columns-repeated="3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2,&quot;&quot;^(.*?)_&quot;&quot;)&quot;);&quot;GROUP&quot;)" office:value-type="string" office:string-value="GROUP" calcext:value-type="string">
            <text:p>GROUP</text:p>
          </table:table-cell>
          <table:table-cell table:style-name="ce2" office:value-type="string" calcext:value-type="string">
            <text:p>GROUP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20"/>
          <table:table-cell table:style-name="ce25" table:number-columns-repeated="3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3,&quot;&quot;^(.*?)_&quot;&quot;)&quot;);&quot;GROUP&quot;)" office:value-type="string" office:string-value="GROUP" calcext:value-type="string">
            <text:p>GROUP</text:p>
          </table:table-cell>
          <table:table-cell table:style-name="ce2" office:value-type="string" calcext:value-type="string">
            <text:p>GROUP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20"/>
          <table:table-cell table:style-name="ce25" table:number-columns-repeated="3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4,&quot;&quot;^(.*?)_&quot;&quot;)&quot;);&quot;MUTEX&quot;)" office:value-type="string" office:string-value="MUTEX" calcext:value-type="string">
            <text:p>MUTEX</text:p>
          </table:table-cell>
          <table:table-cell table:style-name="ce2" office:value-type="string" calcext:value-type="string">
            <text:p>MUTEX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5,&quot;&quot;^(.*?)_&quot;&quot;)&quot;);&quot;MUTEX&quot;)" office:value-type="string" office:string-value="MUTEX" calcext:value-type="string">
            <text:p>MUTEX</text:p>
          </table:table-cell>
          <table:table-cell table:style-name="ce2" office:value-type="string" calcext:value-type="string">
            <text:p>MUTEX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5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6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CONNEC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37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DHC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/>
          <table:table-cell table:style-name="ce31" table:number-columns-repeated="2"/>
          <table:table-cell table:number-columns-repeated="2" table:style-name="ce36" office:value-type="string" calcext:value-type="string">
            <text:p>✓</text:p>
          </table:table-cell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2" table:formula="of:=IFERROR(__xludf.dummyfunction(&quot;REGEXEXTRACT(B38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DNS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/>
          <table:table-cell table:style-name="ce31" table:number-columns-repeated="2"/>
          <table:table-cell table:style-name="ce36" office:value-type="string" calcext:value-type="string">
            <text:p>✓</text:p>
          </table:table-cell>
          <table:table-cell table:style-name="ce35"/>
          <table:table-cell table:style-name="ce36" office:value-type="string" calcext:value-type="string">
            <text:p>✓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2" table:formula="of:=IFERROR(__xludf.dummyfunction(&quot;REGEXEXTRACT(B39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FLOW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0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FT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1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HTT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2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SMT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3,&quot;&quot;^(.*?)_&quot;&quot;)&quot;);&quot;NETWORK&quot;)" office:value-type="string" office:string-value="NETWORK" calcext:value-type="string">
            <text:p>NETWORK</text:p>
          </table:table-cell>
          <table:table-cell table:style-name="ce2" office:value-type="string" calcext:value-type="string">
            <text:p>NETWORK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4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INJEC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5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LAUNCH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6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MODULE_LOA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15" office:value-type="string" calcext:value-type="string">
            <text:p>✓</text:p>
          </table:table-cell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7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OPE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8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PRIVILEGE_ESCAL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49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TERMIN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0,&quot;&quot;^(.*?)_&quot;&quot;)&quot;);&quot;PROCESS&quot;)" office:value-type="string" office:string-value="PROCESS" calcext:value-type="string">
            <text:p>PROCESS</text:p>
          </table:table-cell>
          <table:table-cell table:style-name="ce2" office:value-type="string" calcext:value-type="string">
            <text:p>PROCESS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1,&quot;&quot;^(.*?)_&quot;&quot;)&quot;);&quot;REGISTRY&quot;)" office:value-type="string" office:string-value="REGISTRY" calcext:value-type="string">
            <text:p>REGISTRY</text:p>
          </table:table-cell>
          <table:table-cell table:style-name="ce2" office:value-type="string" calcext:value-type="string">
            <text:p>REGISTRY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3"/>
          <table:table-cell table:style-name="ce36" office:value-type="string" calcext:value-type="string">
            <text:p>✓</text:p>
          </table:table-cell>
          <table:table-cell table:number-columns-repeated="1002"/>
        </table:table-row>
        <table:table-row table:style-name="ro1">
          <table:table-cell table:style-name="ce2" table:formula="of:=IFERROR(__xludf.dummyfunction(&quot;REGEXEXTRACT(B52,&quot;&quot;^(.*?)_&quot;&quot;)&quot;);&quot;REGISTRY&quot;)" office:value-type="string" office:string-value="REGISTRY" calcext:value-type="string">
            <text:p>REGISTRY</text:p>
          </table:table-cell>
          <table:table-cell table:style-name="ce2" office:value-type="string" calcext:value-type="string">
            <text:p>REGISTRY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3"/>
          <table:table-cell table:style-name="ce36" office:value-type="string" calcext:value-type="string">
            <text:p>✓</text:p>
          </table:table-cell>
          <table:table-cell table:number-columns-repeated="1002"/>
        </table:table-row>
        <table:table-row table:style-name="ro1">
          <table:table-cell table:style-name="ce2" table:formula="of:=IFERROR(__xludf.dummyfunction(&quot;REGEXEXTRACT(B53,&quot;&quot;^(.*?)_&quot;&quot;)&quot;);&quot;REGISTRY&quot;)" office:value-type="string" office:string-value="REGISTRY" calcext:value-type="string">
            <text:p>REGISTRY</text:p>
          </table:table-cell>
          <table:table-cell table:style-name="ce2" office:value-type="string" calcext:value-type="string">
            <text:p>REGISTRY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3"/>
          <table:table-cell table:style-name="ce36" office:value-type="string" calcext:value-type="string">
            <text:p>✓</text:p>
          </table:table-cell>
          <table:table-cell table:number-columns-repeated="1002"/>
        </table:table-row>
        <table:table-row table:style-name="ro1">
          <table:table-cell table:style-name="ce2" table:formula="of:=IFERROR(__xludf.dummyfunction(&quot;REGEXEXTRACT(B54,&quot;&quot;^(.*?)_&quot;&quot;)&quot;);&quot;REGISTRY&quot;)" office:value-type="string" office:string-value="REGISTRY" calcext:value-type="string">
            <text:p>REGISTRY</text:p>
          </table:table-cell>
          <table:table-cell table:style-name="ce2" office:value-type="string" calcext:value-type="string">
            <text:p>REGISTRY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3"/>
          <table:table-cell table:style-name="ce36" office:value-type="string" calcext:value-type="string">
            <text:p>✓</text:p>
          </table:table-cell>
          <table:table-cell table:number-columns-repeated="1002"/>
        </table:table-row>
        <table:table-row table:style-name="ro1">
          <table:table-cell table:style-name="ce2" table:formula="of:=IFERROR(__xludf.dummyfunction(&quot;REGEXEXTRACT(B55,&quot;&quot;^(.*?)_&quot;&quot;)&quot;);&quot;RESOURCE&quot;)" office:value-type="string" office:string-value="RESOURCE" calcext:value-type="string">
            <text:p>RESOURCE</text:p>
          </table:table-cell>
          <table:table-cell table:style-name="ce2" office:value-type="string" calcext:value-type="string">
            <text:p>RESOURCE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6,&quot;&quot;^(.*?)_&quot;&quot;)&quot;);&quot;RESOURCE&quot;)" office:value-type="string" office:string-value="RESOURCE" calcext:value-type="string">
            <text:p>RESOURCE</text:p>
          </table:table-cell>
          <table:table-cell table:style-name="ce2" office:value-type="string" calcext:value-type="string">
            <text:p>RESOURCE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7,&quot;&quot;^(.*?)_&quot;&quot;)&quot;);&quot;RESOURCE&quot;)" office:value-type="string" office:string-value="RESOURCE" calcext:value-type="string">
            <text:p>RESOURCE</text:p>
          </table:table-cell>
          <table:table-cell table:style-name="ce2" office:value-type="string" calcext:value-type="string">
            <text:p>RESOURCE_PERMISSIONS_CHANG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8,&quot;&quot;^(.*?)_&quot;&quot;)&quot;);&quot;RESOURCE&quot;)" office:value-type="string" office:string-value="RESOURCE" calcext:value-type="string">
            <text:p>RESOURCE</text:p>
          </table:table-cell>
          <table:table-cell table:style-name="ce2" office:value-type="string" calcext:value-type="string">
            <text:p>RESOURCE_REA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59,&quot;&quot;^(.*?)_&quot;&quot;)&quot;);&quot;RESOURCE&quot;)" office:value-type="string" office:string-value="RESOURCE" calcext:value-type="string">
            <text:p>RESOURCE</text:p>
          </table:table-cell>
          <table:table-cell table:style-name="ce2" office:value-type="string" calcext:value-type="string">
            <text:p>RESOURCE_WRITTE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0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FIL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/>
          <table:table-cell table:style-name="ce26" office:value-type="string" calcext:value-type="string">
            <text:p>✓</text:p>
          </table:table-cell>
          <table:table-cell table:style-name="ce25" table:number-columns-repeated="4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1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HOS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2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NETWORK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3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PROCESS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4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PROCESS_BEHAVIORS</text:p>
          </table:table-cell>
          <table:table-cell table:style-name="ce5" office:value-type="string" calcext:value-type="string">
            <text:p>✓</text:p>
          </table:table-cell>
          <table:table-cell table:style-name="ce4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3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5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6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VULN_HOS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26"/>
          <table:table-cell table:style-name="ce31" office:value-type="string" calcext:value-type="string">
            <text:p>✓</text:p>
          </table:table-cell>
          <table:table-cell table:style-name="ce31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7,&quot;&quot;^(.*?)_&quot;&quot;)&quot;);&quot;SCAN&quot;)" office:value-type="string" office:string-value="SCAN" calcext:value-type="string">
            <text:p>SCAN</text:p>
          </table:table-cell>
          <table:table-cell table:style-name="ce2" office:value-type="string" calcext:value-type="string">
            <text:p>SCAN_VULN_NETWORK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2"/>
          <table:table-cell table:style-name="ce26" office:value-type="string" calcext:value-type="string">
            <text:p>✓</text:p>
          </table:table-cell>
          <table:table-cell table:style-name="ce25" table:number-columns-repeated="2"/>
          <table:table-cell table:style-name="ce26"/>
          <table:table-cell table:style-name="ce31" office:value-type="string" calcext:value-type="string">
            <text:p>✓</text:p>
          </table:table-cell>
          <table:table-cell table:style-name="ce31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8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69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0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DISABL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1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ENABL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2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3,&quot;&quot;^(.*?)_&quot;&quot;)&quot;);&quot;SCHEDULED&quot;)" office:value-type="string" office:string-value="SCHEDULED" calcext:value-type="string">
            <text:p>SCHEDULED</text:p>
          </table:table-cell>
          <table:table-cell table:style-name="ce2" office:value-type="string" calcext:value-type="string">
            <text:p>SCHEDULED_TASK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4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5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6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7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STAR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8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STO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79,&quot;&quot;^(.*?)_&quot;&quot;)&quot;);&quot;SERVICE&quot;)" office:value-type="string" office:string-value="SERVICE" calcext:value-type="string">
            <text:p>SERVICE</text:p>
          </table:table-cell>
          <table:table-cell table:style-name="ce2" office:value-type="string" calcext:value-type="string">
            <text:p>SERVICE_UNSPECIFI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0,&quot;&quot;^(.*?)_&quot;&quot;)&quot;);&quot;SETTING&quot;)" office:value-type="string" office:string-value="SETTING" calcext:value-type="string">
            <text:p>SETTING</text:p>
          </table:table-cell>
          <table:table-cell table:style-name="ce2" office:value-type="string" calcext:value-type="string">
            <text:p>SETTING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1,&quot;&quot;^(.*?)_&quot;&quot;)&quot;);&quot;SETTING&quot;)" office:value-type="string" office:string-value="SETTING" calcext:value-type="string">
            <text:p>SETTING</text:p>
          </table:table-cell>
          <table:table-cell table:style-name="ce2" office:value-type="string" calcext:value-type="string">
            <text:p>SETTING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2,&quot;&quot;^(.*?)_&quot;&quot;)&quot;);&quot;SETTING&quot;)" office:value-type="string" office:string-value="SETTING" calcext:value-type="string">
            <text:p>SETTING</text:p>
          </table:table-cell>
          <table:table-cell table:style-name="ce2" office:value-type="string" calcext:value-type="string">
            <text:p>SETTING_MODIF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3,&quot;&quot;^(.*?)_&quot;&quot;)&quot;);&quot;SETTING&quot;)" office:value-type="string" office:string-value="SETTING" calcext:value-type="string">
            <text:p>SETTING</text:p>
          </table:table-cell>
          <table:table-cell table:style-name="ce2" office:value-type="string" calcext:value-type="string">
            <text:p>SETTING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4,&quot;&quot;^(.*?)_&quot;&quot;)&quot;);&quot;STATUS&quot;)" office:value-type="string" office:string-value="STATUS" calcext:value-type="string">
            <text:p>STATUS</text:p>
          </table:table-cell>
          <table:table-cell table:style-name="ce2" office:value-type="string" calcext:value-type="string">
            <text:p>STATUS_HEARTBEA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5,&quot;&quot;^(.*?)_&quot;&quot;)&quot;);&quot;STATUS&quot;)" office:value-type="string" office:string-value="STATUS" calcext:value-type="string">
            <text:p>STATUS</text:p>
          </table:table-cell>
          <table:table-cell table:style-name="ce2" office:value-type="string" calcext:value-type="string">
            <text:p>STATUS_SHUTDOW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6,&quot;&quot;^(.*?)_&quot;&quot;)&quot;);&quot;STATUS&quot;)" office:value-type="string" office:string-value="STATUS" calcext:value-type="string">
            <text:p>STATUS</text:p>
          </table:table-cell>
          <table:table-cell table:style-name="ce2" office:value-type="string" calcext:value-type="string">
            <text:p>STATUS_STARTUP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7,&quot;&quot;^(.*?)_&quot;&quot;)&quot;);&quot;STATUS&quot;)" office:value-type="string" office:string-value="STATUS" calcext:value-type="string">
            <text:p>STATUS</text:p>
          </table:table-cell>
          <table:table-cell table:style-name="ce2" office:value-type="string" calcext:value-type="string">
            <text:p>STATUS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8,&quot;&quot;^(.*?)_&quot;&quot;)&quot;);&quot;STATUS&quot;)" office:value-type="string" office:string-value="STATUS" calcext:value-type="string">
            <text:p>STATUS</text:p>
          </table:table-cell>
          <table:table-cell table:style-name="ce2" office:value-type="string" calcext:value-type="string">
            <text:p>STATUS_UPDAT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89,&quot;&quot;^(.*?)_&quot;&quot;)&quot;);&quot;SYSTEM&quot;)" office:value-type="string" office:string-value="SYSTEM" calcext:value-type="string">
            <text:p>SYSTEM</text:p>
          </table:table-cell>
          <table:table-cell table:style-name="ce2" office:value-type="string" calcext:value-type="string">
            <text:p>SYSTEM_AUDIT_LOG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0,&quot;&quot;^(.*?)_&quot;&quot;)&quot;);&quot;SYSTEM&quot;)" office:value-type="string" office:string-value="SYSTEM" calcext:value-type="string">
            <text:p>SYSTEM</text:p>
          </table:table-cell>
          <table:table-cell table:style-name="ce2" office:value-type="string" calcext:value-type="string">
            <text:p>SYSTEM_AUDIT_LOG_WIPE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1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BADGE_I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 table:number-columns-repeated="4"/>
          <table:table-cell table:style-name="ce20"/>
          <table:table-cell table:style-name="ce26" office:value-type="string" calcext:value-type="string">
            <text:p>✓</text:p>
          </table:table-cell>
          <table:table-cell table:style-name="ce25" table:number-columns-repeated="5"/>
          <table:table-cell table:style-name="ce30"/>
          <table:table-cell table:style-name="ce31" office:value-type="string" calcext:value-type="string">
            <text:p>✓</text:p>
          </table:table-cell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2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CHANGE_PASSWOR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3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CHANGE_PERMISSIONS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4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COMMUNIC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5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6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7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LOGI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 table:number-columns-repeated="4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/>
          <table:table-cell table:style-name="ce31" office:value-type="string" calcext:value-type="string">
            <text:p>✓</text:p>
          </table:table-cell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8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LOGOU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 table:number-columns-repeated="4"/>
          <table:table-cell table:style-name="ce20"/>
          <table:table-cell table:style-name="ce25" table:number-columns-repeated="5"/>
          <table:table-cell table:style-name="ce26" office:value-type="string" calcext:value-type="string">
            <text:p>✓</text:p>
          </table:table-cell>
          <table:table-cell table:style-name="ce30"/>
          <table:table-cell table:style-name="ce31" office:value-type="string" calcext:value-type="string">
            <text:p>✓</text:p>
          </table:table-cell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99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RESOURCE_ACCESS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0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RESOURCE_CREA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1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RESOURCE_DELETION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2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RESOURCE_UPDATE_CONTENT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3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RESOURCE_UPDATE_PERMISSIONS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4"/>
          <table:table-cell table:style-name="ce15" office:value-type="string" calcext:value-type="string">
            <text:p>✓</text:p>
          </table:table-cell>
          <table:table-cell table:style-name="ce14" table:number-columns-repeated="2"/>
          <table:table-cell table:style-name="ce20"/>
          <table:table-cell table:style-name="ce25" table:number-columns-repeated="4"/>
          <table:table-cell table:style-name="ce26" office:value-type="string" calcext:value-type="string">
            <text:p>✓</text:p>
          </table:table-cell>
          <table:table-cell table:style-name="ce25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4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STATS</text:p>
          </table:table-cell>
          <table:table-cell table:style-name="ce5" office:value-type="string" calcext:value-type="string">
            <text:p>✓</text:p>
          </table:table-cell>
          <table:table-cell table:style-name="ce4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2" table:formula="of:=IFERROR(__xludf.dummyfunction(&quot;REGEXEXTRACT(B105,&quot;&quot;^(.*?)_&quot;&quot;)&quot;);&quot;USER&quot;)" office:value-type="string" office:string-value="USER" calcext:value-type="string">
            <text:p>USER</text:p>
          </table:table-cell>
          <table:table-cell table:style-name="ce2" office:value-type="string" calcext:value-type="string">
            <text:p>USER_UNCATEGORIZED</text:p>
          </table:table-cell>
          <table:table-cell table:style-name="ce4" table:number-columns-repeated="2"/>
          <table:table-cell table:style-name="ce10" office:value-type="string" calcext:value-type="string">
            <text:p>✓</text:p>
          </table:table-cell>
          <table:table-cell table:style-name="ce15" office:value-type="string" calcext:value-type="string">
            <text:p>✓</text:p>
          </table:table-cell>
          <table:table-cell table:style-name="ce14" table:number-columns-repeated="3"/>
          <table:table-cell table:style-name="ce20"/>
          <table:table-cell table:style-name="ce25" table:number-columns-repeated="6"/>
          <table:table-cell table:style-name="ce30" table:number-columns-repeated="2"/>
          <table:table-cell table:style-name="ce35" table:number-columns-repeated="4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2"/>
          <table:table-cell table:style-name="ce11"/>
          <table:table-cell table:style-name="ce16"/>
          <table:table-cell table:style-name="ce17" table:number-columns-repeated="3"/>
          <table:table-cell table:style-name="ce22"/>
          <table:table-cell table:style-name="ce27" table:number-columns-repeated="6"/>
          <table:table-cell table:style-name="ce32" table:number-columns-repeated="2"/>
          <table:table-cell table:style-name="ce37" table:number-columns-repeated="4"/>
          <table:table-cell table:number-columns-repeated="1002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tion_matrix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table:style-name="ce7" office:value-type="string" calcext:value-type="string">
            <text:p>METADATA</text:p>
          </table:table-cell>
          <table:table-cell table:style-name="ce12" office:value-type="string" calcext:value-type="string" table:number-columns-spanned="4" table:number-rows-spanned="1">
            <text:p>PRINCIPAL</text:p>
          </table:table-cell>
          <table:covered-table-cell table:number-columns-repeated="3"/>
          <table:table-cell table:style-name="ce40" office:value-type="string" calcext:value-type="string">
            <text:p>SRC</text:p>
          </table:table-cell>
          <table:table-cell table:style-name="ce23" office:value-type="string" calcext:value-type="string" table:number-columns-spanned="6" table:number-rows-spanned="1">
            <text:p>TARGET</text:p>
          </table:table-cell>
          <table:covered-table-cell table:number-columns-repeated="5"/>
          <table:table-cell table:style-name="ce28" office:value-type="string" calcext:value-type="string" table:number-columns-spanned="2" table:number-rows-spanned="1">
            <text:p>EXT</text:p>
          </table:table-cell>
          <table:covered-table-cell/>
          <table:table-cell table:style-name="ce33" office:value-type="string" calcext:value-type="string" table:number-columns-spanned="4" table:number-rows-spanned="1">
            <text:p>NETWORK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1" office:value-type="string" calcext:value-type="string">
            <text:p>Event Category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Deprecated?</text:p>
          </table:table-cell>
          <table:table-cell table:style-name="ce1" office:value-type="string" calcext:value-type="string">
            <text:p>Usable?</text:p>
          </table:table-cell>
          <table:table-cell table:style-name="ce8"/>
          <table:table-cell table:style-name="ce13" office:value-type="string" calcext:value-type="string">
            <text:p>Machine</text:p>
          </table:table-cell>
          <table:table-cell table:style-name="ce13" office:value-type="string" calcext:value-type="string">
            <text:p>User</text:p>
          </table:table-cell>
          <table:table-cell table:style-name="ce13" office:value-type="string" calcext:value-type="string">
            <text:p>File</text:p>
          </table:table-cell>
          <table:table-cell table:style-name="ce13" office:value-type="string" calcext:value-type="string">
            <text:p>Process</text:p>
          </table:table-cell>
          <table:table-cell table:style-name="ce41" office:value-type="string" calcext:value-type="string">
            <text:p>File</text:p>
          </table:table-cell>
          <table:table-cell table:style-name="ce24" office:value-type="string" calcext:value-type="string">
            <text:p>Machine</text:p>
          </table:table-cell>
          <table:table-cell table:style-name="ce24" office:value-type="string" calcext:value-type="string">
            <text:p>File</text:p>
          </table:table-cell>
          <table:table-cell table:style-name="ce24" office:value-type="string" calcext:value-type="string">
            <text:p>Process</text:p>
          </table:table-cell>
          <table:table-cell table:style-name="ce24" office:value-type="string" calcext:value-type="string">
            <text:p>Group</text:p>
          </table:table-cell>
          <table:table-cell table:style-name="ce24" office:value-type="string" calcext:value-type="string">
            <text:p>Resource *</text:p>
          </table:table-cell>
          <table:table-cell table:style-name="ce24" office:value-type="string" calcext:value-type="string">
            <text:p>User</text:p>
          </table:table-cell>
          <table:table-cell table:style-name="ce29" office:value-type="string" calcext:value-type="string">
            <text:p>Vulns</text:p>
          </table:table-cell>
          <table:table-cell table:style-name="ce29" office:value-type="string" calcext:value-type="string">
            <text:p>Auth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DHCP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Registry</text:p>
          </table:table-cell>
          <table:table-cell table:number-columns-repeated="1002"/>
        </table:table-row>
        <table:table-row table:style-name="ro1">
          <table:table-cell table:style-name="ce3" table:formula="of:=IFERROR(__xludf.dummyfunction(&quot;REGEXEXTRACT(B3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ADD_COMMENT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PRIORITY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EASON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EPUTATION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ISK_SCORE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OOT_CAUSE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SEVERITY_SCORE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STATUS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1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VERDICT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2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CONFIG_UPDATE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3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FIRMWARE_UPDATE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4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PROGRAM_DOWNLOAD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5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PROGRAM_UPLOAD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6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TRANSACTION</text:p>
          </table:table-cell>
          <table:table-cell table:style-name="ce1"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7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UNCATEGORIZED</text:p>
          </table:table-cell>
          <table:table-cell table:style-name="ce1"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8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URL_CLICK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9,&quot;&quot;^(.*?)_&quot;&quot;)&quot;);&quot;EVENTTYPE&quot;)" office:value-type="string" office:string-value="EVENTTYPE" calcext:value-type="string">
            <text:p>EVENTTYPE</text:p>
          </table:table-cell>
          <table:table-cell table:style-name="ce3" office:value-type="string" calcext:value-type="string">
            <text:p>EVENTTYPE_UNSPECIFIED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38"/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0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COPY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1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1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2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3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4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MOV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1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5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OPE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6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REA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7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SYNC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1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8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/>
          <table:table-cell table:style-name="ce24" office:value-type="string" calcext:value-type="string">
            <text:p>Yes</text:p>
          </table:table-cell>
          <table:table-cell table:style-name="ce24"/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29,&quot;&quot;^(.*?)_&quot;&quot;)&quot;);&quot;GENERIC&quot;)" office:value-type="string" office:string-value="GENERIC" calcext:value-type="string">
            <text:p>GENERIC</text:p>
          </table:table-cell>
          <table:table-cell table:style-name="ce3" office:value-type="string" calcext:value-type="string">
            <text:p>GENERIC_EVEN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 table:number-columns-repeated="4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0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42"/>
          <table:table-cell table:style-name="ce43" table:number-columns-repeated="3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1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42"/>
          <table:table-cell table:style-name="ce43" table:number-columns-repeated="3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2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42"/>
          <table:table-cell table:style-name="ce43" table:number-columns-repeated="3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3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42"/>
          <table:table-cell table:style-name="ce43" table:number-columns-repeated="3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4,&quot;&quot;^(.*?)_&quot;&quot;)&quot;);&quot;MUTEX&quot;)" office:value-type="string" office:string-value="MUTEX" calcext:value-type="string">
            <text:p>MUTEX</text:p>
          </table:table-cell>
          <table:table-cell table:style-name="ce3" office:value-type="string" calcext:value-type="string">
            <text:p>MUTEX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5,&quot;&quot;^(.*?)_&quot;&quot;)&quot;);&quot;MUTEX&quot;)" office:value-type="string" office:string-value="MUTEX" calcext:value-type="string">
            <text:p>MUTEX</text:p>
          </table:table-cell>
          <table:table-cell table:style-name="ce3" office:value-type="string" calcext:value-type="string">
            <text:p>MUTEX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1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6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CONNEC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37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DHC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/>
          <table:table-cell table:style-name="ce29" table:number-columns-repeated="2"/>
          <table:table-cell table:number-columns-repeated="2" table:style-name="ce34" office:value-type="string" calcext:value-type="string">
            <text:p>Yes</text:p>
          </table:table-cell>
          <table:table-cell table:style-name="ce45" table:number-columns-repeated="2"/>
          <table:table-cell table:number-columns-repeated="1002"/>
        </table:table-row>
        <table:table-row table:style-name="ro1">
          <table:table-cell table:style-name="ce3" table:formula="of:=IFERROR(__xludf.dummyfunction(&quot;REGEXEXTRACT(B38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DNS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/>
          <table:table-cell table:style-name="ce29" table:number-columns-repeated="2"/>
          <table:table-cell table:style-name="ce34" office:value-type="string" calcext:value-type="string">
            <text:p>Yes</text:p>
          </table:table-cell>
          <table:table-cell table:style-name="ce45"/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1002"/>
        </table:table-row>
        <table:table-row table:style-name="ro1">
          <table:table-cell table:style-name="ce3" table:formula="of:=IFERROR(__xludf.dummyfunction(&quot;REGEXEXTRACT(B39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FLOW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0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FT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1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HTT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2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SMT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3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4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INJEC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5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LAUNCH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6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MODULE_LOA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13" office:value-type="string" calcext:value-type="string">
            <text:p>Yes</text:p>
          </table:table-cell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7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OPE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8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PRIVILEGE_ESCAL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49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TERMIN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0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1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3"/>
          <table:table-cell table:style-name="ce34" office:value-type="string" calcext:value-type="string">
            <text:p>Yes</text:p>
          </table:table-cell>
          <table:table-cell table:number-columns-repeated="1002"/>
        </table:table-row>
        <table:table-row table:style-name="ro1">
          <table:table-cell table:style-name="ce3" table:formula="of:=IFERROR(__xludf.dummyfunction(&quot;REGEXEXTRACT(B52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3"/>
          <table:table-cell table:style-name="ce34" office:value-type="string" calcext:value-type="string">
            <text:p>Yes</text:p>
          </table:table-cell>
          <table:table-cell table:number-columns-repeated="1002"/>
        </table:table-row>
        <table:table-row table:style-name="ro1">
          <table:table-cell table:style-name="ce3" table:formula="of:=IFERROR(__xludf.dummyfunction(&quot;REGEXEXTRACT(B53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3"/>
          <table:table-cell table:style-name="ce34" office:value-type="string" calcext:value-type="string">
            <text:p>Yes</text:p>
          </table:table-cell>
          <table:table-cell table:number-columns-repeated="1002"/>
        </table:table-row>
        <table:table-row table:style-name="ro1">
          <table:table-cell table:style-name="ce3" table:formula="of:=IFERROR(__xludf.dummyfunction(&quot;REGEXEXTRACT(B54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3"/>
          <table:table-cell table:style-name="ce34" office:value-type="string" calcext:value-type="string">
            <text:p>Yes</text:p>
          </table:table-cell>
          <table:table-cell table:number-columns-repeated="1002"/>
        </table:table-row>
        <table:table-row table:style-name="ro1">
          <table:table-cell table:style-name="ce3" table:formula="of:=IFERROR(__xludf.dummyfunction(&quot;REGEXEXTRACT(B55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6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7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PERMISSIONS_CHANG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8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REA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59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WRITTE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0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FIL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/>
          <table:table-cell table:style-name="ce24" office:value-type="string" calcext:value-type="string">
            <text:p>Yes</text:p>
          </table:table-cell>
          <table:table-cell table:style-name="ce43" table:number-columns-repeated="4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1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HOS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2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NETWORK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3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PROCESS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4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PROCESS_BEHAVIORS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5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6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VULN_HOS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24"/>
          <table:table-cell table:style-name="ce29" office:value-type="string" calcext:value-type="string">
            <text:p>Yes</text:p>
          </table:table-cell>
          <table:table-cell table:style-name="ce29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7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VULN_NETWORK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2"/>
          <table:table-cell table:style-name="ce24" office:value-type="string" calcext:value-type="string">
            <text:p>Yes</text:p>
          </table:table-cell>
          <table:table-cell table:style-name="ce43" table:number-columns-repeated="2"/>
          <table:table-cell table:style-name="ce24"/>
          <table:table-cell table:style-name="ce29" office:value-type="string" calcext:value-type="string">
            <text:p>Yes</text:p>
          </table:table-cell>
          <table:table-cell table:style-name="ce29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8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69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0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DISABL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1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ENABL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2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3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4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5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6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7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STAR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8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STO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79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UNSPECIFI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0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1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2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MODIF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3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4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HEARTBEA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5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SHUTDOW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6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STARTUP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7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8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UPDAT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89,&quot;&quot;^(.*?)_&quot;&quot;)&quot;);&quot;SYSTEM&quot;)" office:value-type="string" office:string-value="SYSTEM" calcext:value-type="string">
            <text:p>SYSTEM</text:p>
          </table:table-cell>
          <table:table-cell table:style-name="ce3" office:value-type="string" calcext:value-type="string">
            <text:p>SYSTEM_AUDIT_LOG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0,&quot;&quot;^(.*?)_&quot;&quot;)&quot;);&quot;SYSTEM&quot;)" office:value-type="string" office:string-value="SYSTEM" calcext:value-type="string">
            <text:p>SYSTEM</text:p>
          </table:table-cell>
          <table:table-cell table:style-name="ce3" office:value-type="string" calcext:value-type="string">
            <text:p>SYSTEM_AUDIT_LOG_WIPE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1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BADGE_I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 table:number-columns-repeated="4"/>
          <table:table-cell table:style-name="ce42"/>
          <table:table-cell table:style-name="ce24" office:value-type="string" calcext:value-type="string">
            <text:p>Yes</text:p>
          </table:table-cell>
          <table:table-cell table:style-name="ce43" table:number-columns-repeated="5"/>
          <table:table-cell table:style-name="ce44"/>
          <table:table-cell table:style-name="ce29" office:value-type="string" calcext:value-type="string">
            <text:p>Yes</text:p>
          </table:table-cell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2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HANGE_PASSWOR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3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HANGE_PERMISSIONS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4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OMMUNIC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5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6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7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LOGI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 table:number-columns-repeated="4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/>
          <table:table-cell table:style-name="ce29" office:value-type="string" calcext:value-type="string">
            <text:p>Yes</text:p>
          </table:table-cell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8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LOGOU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 table:number-columns-repeated="4"/>
          <table:table-cell table:style-name="ce42"/>
          <table:table-cell table:style-name="ce43" table:number-columns-repeated="5"/>
          <table:table-cell table:style-name="ce24" office:value-type="string" calcext:value-type="string">
            <text:p>Yes</text:p>
          </table:table-cell>
          <table:table-cell table:style-name="ce44"/>
          <table:table-cell table:style-name="ce29" office:value-type="string" calcext:value-type="string">
            <text:p>Yes</text:p>
          </table:table-cell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99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ACCESS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0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CREA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1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DELETION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2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UPDATE_CONTENT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3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UPDATE_PERMISSIONS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39"/>
          <table:table-cell table:style-name="ce13" office:value-type="string" calcext:value-type="string">
            <text:p>Yes</text:p>
          </table:table-cell>
          <table:table-cell table:style-name="ce39" table:number-columns-repeated="2"/>
          <table:table-cell table:style-name="ce42"/>
          <table:table-cell table:style-name="ce43" table:number-columns-repeated="4"/>
          <table:table-cell table:style-name="ce24" office:value-type="string" calcext:value-type="string">
            <text:p>Yes</text:p>
          </table:table-cell>
          <table:table-cell table:style-name="ce43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4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STATS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1">
          <table:table-cell table:style-name="ce3" table:formula="of:=IFERROR(__xludf.dummyfunction(&quot;REGEXEXTRACT(B105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UNCATEGORIZED</text:p>
          </table:table-cell>
          <table:table-cell table:number-columns-repeated="2"/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style-name="ce39" table:number-columns-repeated="3"/>
          <table:table-cell table:style-name="ce42"/>
          <table:table-cell table:style-name="ce43" table:number-columns-repeated="6"/>
          <table:table-cell table:style-name="ce44" table:number-columns-repeated="2"/>
          <table:table-cell table:style-name="ce45" table:number-columns-repeated="4"/>
          <table:table-cell table:number-columns-repeated="100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udm_events" table:style-name="ta3"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ssing in Docs?</text:p>
          </table:table-cell>
          <table:table-cell table:style-name="ce1" office:value-type="string" calcext:value-type="string">
            <text:p>UDM Example?</text:p>
          </table:table-cell>
          <table:table-cell table:style-name="ce1" office:value-type="string" calcext:value-type="string">
            <text:p>UDM Chip Field(s)?</text:p>
          </table:table-cell>
          <table:table-cell table:style-name="ce1" office:value-type="string" calcext:value-type="string">
            <text:p>Uses Deprecated Fields?</text:p>
          </table:table-cell>
          <table:table-cell table:style-name="ce1" office:value-type="string" calcext:value-type="string">
            <text:p>Event Category</text:p>
          </table:table-cell>
          <table:table-cell table:style-name="ce1" office:value-type="string" calcext:value-type="string">
            <text:p>Event Name</text:p>
          </table:table-cell>
          <table:table-cell table:style-name="ce46" office:value-type="string" calcext:value-type="string">
            <text:p>Enum Number</text:p>
          </table:table-cell>
          <table:table-cell table:style-name="ce46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2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ADD_COMMENT</text:p>
          </table:table-cell>
          <table:table-cell table:style-name="ce3" office:value-type="float" office:value="24008" calcext:value-type="float">
            <text:p>24008</text:p>
          </table:table-cell>
          <table:table-cell table:style-name="ce3" office:value-type="string" calcext:value-type="string">
            <text:p>Analyst adding a comment for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3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PRIORITY</text:p>
          </table:table-cell>
          <table:table-cell table:style-name="ce3" office:value-type="float" office:value="24009" calcext:value-type="float">
            <text:p>24009</text:p>
          </table:table-cell>
          <table:table-cell table:style-name="ce3" office:value-type="string" calcext:value-type="string">
            <text:p>Analyst updating the priority (low, meduim, high, etc.) for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EASON</text:p>
          </table:table-cell>
          <table:table-cell table:style-name="ce3" office:value-type="float" office:value="24011" calcext:value-type="float">
            <text:p>24011</text:p>
          </table:table-cell>
          <table:table-cell table:style-name="ce3" office:value-type="string" calcext:value-type="string">
            <text:p>Analyst updating the reason (malicious, not malicious, etc.) for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EPUTATION</text:p>
          </table:table-cell>
          <table:table-cell table:style-name="ce3" office:value-type="float" office:value="24001" calcext:value-type="float">
            <text:p>24001</text:p>
          </table:table-cell>
          <table:table-cell table:style-name="ce3" office:value-type="string" calcext:value-type="string">
            <text:p>Analyst updating the Reputation (useful, not useful) of a finding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ISK_SCORE</text:p>
          </table:table-cell>
          <table:table-cell table:style-name="ce3" office:value-type="float" office:value="24012" calcext:value-type="float">
            <text:p>24012</text:p>
          </table:table-cell>
          <table:table-cell table:style-name="ce3" office:value-type="string" calcext:value-type="string">
            <text:p>Analyst updating the Risk score(0-100) of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ROOT_CAUSE</text:p>
          </table:table-cell>
          <table:table-cell table:style-name="ce3" office:value-type="float" office:value="24010" calcext:value-type="float">
            <text:p>24010</text:p>
          </table:table-cell>
          <table:table-cell table:style-name="ce3" office:value-type="string" calcext:value-type="string">
            <text:p>Analyst updating the root cause for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SEVERITY_SCORE</text:p>
          </table:table-cell>
          <table:table-cell table:style-name="ce3" office:value-type="float" office:value="24002" calcext:value-type="float">
            <text:p>24002</text:p>
          </table:table-cell>
          <table:table-cell table:style-name="ce3" office:value-type="string" calcext:value-type="string">
            <text:p>Analyst updating the Severity score(0-100) of a finding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STATUS</text:p>
          </table:table-cell>
          <table:table-cell table:style-name="ce3" office:value-type="float" office:value="24007" calcext:value-type="float">
            <text:p>24007</text:p>
          </table:table-cell>
          <table:table-cell table:style-name="ce3" office:value-type="string" calcext:value-type="string">
            <text:p>Analyst updating the finding statu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,&quot;&quot;^(.*?)_&quot;&quot;)&quot;);&quot;ANALYST&quot;)" office:value-type="string" office:string-value="ANALYST" calcext:value-type="string">
            <text:p>ANALYST</text:p>
          </table:table-cell>
          <table:table-cell table:style-name="ce3" office:value-type="string" calcext:value-type="string">
            <text:p>ANALYST_UPDATE_VERDICT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string" calcext:value-type="string">
            <text:p>Analyst updating the Verdict (True-positive, False positive, Disregard etc.) of a finding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1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CONFIG_UPDATE</text:p>
          </table:table-cell>
          <table:table-cell table:style-name="ce3" office:value-type="float" office:value="25001" calcext:value-type="float">
            <text:p>25001</text:p>
          </table:table-cell>
          <table:table-cell table:style-name="ce3" office:value-type="string" calcext:value-type="string">
            <text:p>Configuration updat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2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FIRMWARE_UPDATE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string" calcext:value-type="string">
            <text:p>Firmware updat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3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PROGRAM_DOWNLOAD</text:p>
          </table:table-cell>
          <table:table-cell table:style-name="ce3" office:value-type="float" office:value="25003" calcext:value-type="float">
            <text:p>25003</text:p>
          </table:table-cell>
          <table:table-cell table:style-name="ce3" office:value-type="string" calcext:value-type="string">
            <text:p>A program or application downloaded to a devic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4,&quot;&quot;^(.*?)_&quot;&quot;)&quot;);&quot;DEVICE&quot;)" office:value-type="string" office:string-value="DEVICE" calcext:value-type="string">
            <text:p>DEVICE</text:p>
          </table:table-cell>
          <table:table-cell table:style-name="ce3" office:value-type="string" calcext:value-type="string">
            <text:p>DEVICE_PROGRAM_UPLOAD</text:p>
          </table:table-cell>
          <table:table-cell table:style-name="ce3" office:value-type="float" office:value="25002" calcext:value-type="float">
            <text:p>25002</text:p>
          </table:table-cell>
          <table:table-cell table:style-name="ce3" office:value-type="string" calcext:value-type="string">
            <text:p>A program or application uploaded to a devic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5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TRANSACTION</text:p>
          </table:table-cell>
          <table:table-cell table:style-name="ce3" office:value-type="float" office:value="19001" calcext:value-type="float">
            <text:p>19001</text:p>
          </table:table-cell>
          <table:table-cell table:style-name="ce3" office:value-type="string" calcext:value-type="string">
            <text:p>An email transac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6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UNCATEGORIZED</text:p>
          </table:table-cell>
          <table:table-cell table:style-name="ce3" office:value-type="float" office:value="19000" calcext:value-type="float">
            <text:p>19000</text:p>
          </table:table-cell>
          <table:table-cell table:style-name="ce3" office:value-type="string" calcext:value-type="string">
            <text:p>Email messages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7,&quot;&quot;^(.*?)_&quot;&quot;)&quot;);&quot;EMAIL&quot;)" office:value-type="string" office:string-value="EMAIL" calcext:value-type="string">
            <text:p>EMAIL</text:p>
          </table:table-cell>
          <table:table-cell table:style-name="ce3" office:value-type="string" calcext:value-type="string">
            <text:p>EMAIL_URL_CLICK</text:p>
          </table:table-cell>
          <table:table-cell table:style-name="ce3" office:value-type="float" office:value="19002" calcext:value-type="float">
            <text:p>19002</text:p>
          </table:table-cell>
          <table:table-cell table:style-name="ce3" office:value-type="string" calcext:value-type="string">
            <text:p>Deprecated: use NETWORK_HTTP instead. An email URL click event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8,&quot;&quot;^(.*?)_&quot;&quot;)&quot;);&quot;EVENTTYPE&quot;)" office:value-type="string" office:string-value="EVENTTYPE" calcext:value-type="string">
            <text:p>EVENTTYPE</text:p>
          </table:table-cell>
          <table:table-cell table:style-name="ce3" office:value-type="string" calcext:value-type="string">
            <text:p>EVENTTYPE_UNSPECIFI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ault event typ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19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COPY</text:p>
          </table:table-cell>
          <table:table-cell table:style-name="ce3" office:value-type="float" office:value="14005" calcext:value-type="float">
            <text:p>14005</text:p>
          </table:table-cell>
          <table:table-cell table:style-name="ce3" office:value-type="string" calcext:value-type="string">
            <text:p>File copied. Used for file copies, for example, to a thumb drive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0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CREATION</text:p>
          </table:table-cell>
          <table:table-cell table:style-name="ce3" office:value-type="float" office:value="14001" calcext:value-type="float">
            <text:p>14001</text:p>
          </table:table-cell>
          <table:table-cell table:style-name="ce3" office:value-type="string" calcext:value-type="string">
            <text:p>File create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1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DELETION</text:p>
          </table:table-cell>
          <table:table-cell table:style-name="ce3" office:value-type="float" office:value="14002" calcext:value-type="float">
            <text:p>14002</text:p>
          </table:table-cell>
          <table:table-cell table:style-name="ce3" office:value-type="string" calcext:value-type="string">
            <text:p>File delete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2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MODIFICATION</text:p>
          </table:table-cell>
          <table:table-cell table:style-name="ce3" office:value-type="float" office:value="14003" calcext:value-type="float">
            <text:p>14003</text:p>
          </table:table-cell>
          <table:table-cell table:style-name="ce3" office:value-type="string" calcext:value-type="string">
            <text:p>File modified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3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MOVE</text:p>
          </table:table-cell>
          <table:table-cell table:style-name="ce3" office:value-type="float" office:value="14007" calcext:value-type="float">
            <text:p>14007</text:p>
          </table:table-cell>
          <table:table-cell table:style-name="ce3" office:value-type="string" calcext:value-type="string">
            <text:p>File moved or rename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4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OPEN</text:p>
          </table:table-cell>
          <table:table-cell table:style-name="ce3" office:value-type="float" office:value="14006" calcext:value-type="float">
            <text:p>14006</text:p>
          </table:table-cell>
          <table:table-cell table:style-name="ce3" office:value-type="string" calcext:value-type="string">
            <text:p>File opene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5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READ</text:p>
          </table:table-cell>
          <table:table-cell table:style-name="ce3" office:value-type="float" office:value="14004" calcext:value-type="float">
            <text:p>14004</text:p>
          </table:table-cell>
          <table:table-cell table:style-name="ce3" office:value-type="string" calcext:value-type="string">
            <text:p>File read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6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SYNC</text:p>
          </table:table-cell>
          <table:table-cell table:style-name="ce3" office:value-type="float" office:value="14008" calcext:value-type="float">
            <text:p>14008</text:p>
          </table:table-cell>
          <table:table-cell table:style-name="ce3" office:value-type="string" calcext:value-type="string">
            <text:p>File synced (for example, Google Drive, Dropbox, backup)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target.file.full_path</text:p>
          </table:table-cell>
          <table:table-cell table:style-name="ce3"/>
          <table:table-cell table:style-name="ce3" table:formula="of:=IFERROR(__xludf.dummyfunction(&quot;REGEXEXTRACT(F27,&quot;&quot;^(.*?)_&quot;&quot;)&quot;);&quot;FILE&quot;)" office:value-type="string" office:string-value="FILE" calcext:value-type="string">
            <text:p>FILE</text:p>
          </table:table-cell>
          <table:table-cell table:style-name="ce3" office:value-type="string" calcext:value-type="string">
            <text:p>FILE_UNCATEGORIZED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string" calcext:value-type="string">
            <text:p>File event which does not match any of the other event types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table:formula="of:=IFERROR(__xludf.dummyfunction(&quot;REGEXEXTRACT(F28,&quot;&quot;^(.*?)_&quot;&quot;)&quot;);&quot;GENERIC&quot;)" office:value-type="string" office:string-value="GENERIC" calcext:value-type="string">
            <text:p>GENERIC</text:p>
          </table:table-cell>
          <table:table-cell table:style-name="ce3" office:value-type="string" calcext:value-type="string">
            <text:p>GENERIC_EVEN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OS events that do not fall in any of the other above event types. Might include uncategorized Microsoft Windows event logs, etc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table:formula="of:=IFERROR(__xludf.dummyfunction(&quot;REGEXEXTRACT(F29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CREATION</text:p>
          </table:table-cell>
          <table:table-cell table:style-name="ce3" office:value-type="float" office:value="23001" calcext:value-type="float">
            <text:p>23001</text:p>
          </table:table-cell>
          <table:table-cell table:style-name="ce3" office:value-type="string" calcext:value-type="string">
            <text:p>A group creation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table:formula="of:=IFERROR(__xludf.dummyfunction(&quot;REGEXEXTRACT(F30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DELETION</text:p>
          </table:table-cell>
          <table:table-cell table:style-name="ce3" office:value-type="float" office:value="23002" calcext:value-type="float">
            <text:p>23002</text:p>
          </table:table-cell>
          <table:table-cell table:style-name="ce3" office:value-type="string" calcext:value-type="string">
            <text:p>A group deletion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table:formula="of:=IFERROR(__xludf.dummyfunction(&quot;REGEXEXTRACT(F31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MODIFICATION</text:p>
          </table:table-cell>
          <table:table-cell table:style-name="ce3" office:value-type="float" office:value="23003" calcext:value-type="float">
            <text:p>23003</text:p>
          </table:table-cell>
          <table:table-cell table:style-name="ce3" office:value-type="string" calcext:value-type="string">
            <text:p>A group modification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table:formula="of:=IFERROR(__xludf.dummyfunction(&quot;REGEXEXTRACT(F32,&quot;&quot;^(.*?)_&quot;&quot;)&quot;);&quot;GROUP&quot;)" office:value-type="string" office:string-value="GROUP" calcext:value-type="string">
            <text:p>GROUP</text:p>
          </table:table-cell>
          <table:table-cell table:style-name="ce3" office:value-type="string" calcext:value-type="string">
            <text:p>GROUP_UNCATEGORIZED</text:p>
          </table:table-cell>
          <table:table-cell table:style-name="ce3" office:value-type="float" office:value="23000" calcext:value-type="float">
            <text:p>23000</text:p>
          </table:table-cell>
          <table:table-cell table:style-name="ce3" office:value-type="string" calcext:value-type="string">
            <text:p>A group activity that does not fall into one of the other event type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principal.process.file.full_path</text:p>
          </table:table-cell>
          <table:table-cell table:style-name="ce3" office:value-type="string" calcext:value-type="string">
            <text:p>Yes (target.resource.type)</text:p>
          </table:table-cell>
          <table:table-cell table:style-name="ce3" table:formula="of:=IFERROR(__xludf.dummyfunction(&quot;REGEXEXTRACT(F33,&quot;&quot;^(.*?)_&quot;&quot;)&quot;);&quot;MUTEX&quot;)" office:value-type="string" office:string-value="MUTEX" calcext:value-type="string">
            <text:p>MUTEX</text:p>
          </table:table-cell>
          <table:table-cell table:style-name="ce3" office:value-type="string" calcext:value-type="string">
            <text:p>MUTEX_CREATION</text:p>
          </table:table-cell>
          <table:table-cell table:style-name="ce3" office:value-type="float" office:value="13001" calcext:value-type="float">
            <text:p>13001</text:p>
          </table:table-cell>
          <table:table-cell table:style-name="ce3" office:value-type="string" calcext:value-type="string">
            <text:p>Mutex creation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principal.process.file.full_path</text:p>
          </table:table-cell>
          <table:table-cell table:style-name="ce3" office:value-type="string" calcext:value-type="string">
            <text:p>Yes (target.resource.type)</text:p>
          </table:table-cell>
          <table:table-cell table:style-name="ce3" table:formula="of:=IFERROR(__xludf.dummyfunction(&quot;REGEXEXTRACT(F34,&quot;&quot;^(.*?)_&quot;&quot;)&quot;);&quot;MUTEX&quot;)" office:value-type="string" office:string-value="MUTEX" calcext:value-type="string">
            <text:p>MUTEX</text:p>
          </table:table-cell>
          <table:table-cell table:style-name="ce3" office:value-type="string" calcext:value-type="string">
            <text:p>MUTEX_UNCATEGORIZED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string" calcext:value-type="string">
            <text:p>Any mutex event other than creation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arget.hostname, target.ip</text:p>
          </table:table-cell>
          <table:table-cell table:style-name="ce3"/>
          <table:table-cell table:style-name="ce3" table:formula="of:=IFERROR(__xludf.dummyfunction(&quot;REGEXEXTRACT(F35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CONNECTION</text:p>
          </table:table-cell>
          <table:table-cell table:style-name="ce3" office:value-type="float" office:value="16002" calcext:value-type="float">
            <text:p>16002</text:p>
          </table:table-cell>
          <table:table-cell table:style-name="ce3" office:value-type="string" calcext:value-type="string">
            <text:p>Network connection details like from a FW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??</text:p>
          </table:table-cell>
          <table:table-cell table:style-name="ce3"/>
          <table:table-cell table:style-name="ce3" table:formula="of:=IFERROR(__xludf.dummyfunction(&quot;REGEXEXTRACT(F36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DHCP</text:p>
          </table:table-cell>
          <table:table-cell table:style-name="ce3" office:value-type="float" office:value="16004" calcext:value-type="float">
            <text:p>16004</text:p>
          </table:table-cell>
          <table:table-cell table:style-name="ce3" office:value-type="string" calcext:value-type="string">
            <text:p>DHCP payload.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table:formula="of:=IFERROR(__xludf.dummyfunction(&quot;REGEXEXTRACT(F37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DNS</text:p>
          </table:table-cell>
          <table:table-cell table:style-name="ce3" office:value-type="float" office:value="16005" calcext:value-type="float">
            <text:p>16005</text:p>
          </table:table-cell>
          <table:table-cell table:style-name="ce3" office:value-type="string" calcext:value-type="string">
            <text:p>DNS payload.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table:formula="of:=IFERROR(__xludf.dummyfunction(&quot;REGEXEXTRACT(F38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FLOW</text:p>
          </table:table-cell>
          <table:table-cell table:style-name="ce3" office:value-type="float" office:value="16001" calcext:value-type="float">
            <text:p>16001</text:p>
          </table:table-cell>
          <table:table-cell table:style-name="ce3" office:value-type="string" calcext:value-type="string">
            <text:p>Aggregated flow stats like netflow.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twork.dns.questions.name</text:p>
          </table:table-cell>
          <table:table-cell table:style-name="ce3" table:formula="of:=IFERROR(__xludf.dummyfunction(&quot;REGEXEXTRACT(F39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FTP</text:p>
          </table:table-cell>
          <table:table-cell table:style-name="ce3" office:value-type="float" office:value="16003" calcext:value-type="float">
            <text:p>16003</text:p>
          </table:table-cell>
          <table:table-cell table:style-name="ce3" office:value-type="string" calcext:value-type="string">
            <text:p>FTP telemetry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0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HTTP</text:p>
          </table:table-cell>
          <table:table-cell table:style-name="ce3" office:value-type="float" office:value="16006" calcext:value-type="float">
            <text:p>16006</text:p>
          </table:table-cell>
          <table:table-cell table:style-name="ce3" office:value-type="string" calcext:value-type="string">
            <text:p>HTTP telemetry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1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SMTP</text:p>
          </table:table-cell>
          <table:table-cell table:style-name="ce3" office:value-type="float" office:value="16007" calcext:value-type="float">
            <text:p>16007</text:p>
          </table:table-cell>
          <table:table-cell table:style-name="ce3" office:value-type="string" calcext:value-type="string">
            <text:p>SMTP telemetry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2,&quot;&quot;^(.*?)_&quot;&quot;)&quot;);&quot;NETWORK&quot;)" office:value-type="string" office:string-value="NETWORK" calcext:value-type="string">
            <text:p>NETWORK</text:p>
          </table:table-cell>
          <table:table-cell table:style-name="ce3" office:value-type="string" calcext:value-type="string">
            <text:p>NETWORK_UNCATEGORIZED</text:p>
          </table:table-cell>
          <table:table-cell table:style-name="ce3" office:value-type="float" office:value="16000" calcext:value-type="float">
            <text:p>16000</text:p>
          </table:table-cell>
          <table:table-cell table:style-name="ce3" office:value-type="string" calcext:value-type="string">
            <text:p>A network event that does not fit into one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3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INJECTION</text:p>
          </table:table-cell>
          <table:table-cell table:style-name="ce3" office:value-type="float" office:value="10002" calcext:value-type="float">
            <text:p>10002</text:p>
          </table:table-cell>
          <table:table-cell table:style-name="ce3" office:value-type="string" calcext:value-type="string">
            <text:p>Process injecting into another proces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4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LAUNCH</text:p>
          </table:table-cell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Process launch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5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MODULE_LOAD</text:p>
          </table:table-cell>
          <table:table-cell table:style-name="ce3" office:value-type="float" office:value="10006" calcext:value-type="float">
            <text:p>10006</text:p>
          </table:table-cell>
          <table:table-cell table:style-name="ce3" office:value-type="string" calcext:value-type="string">
            <text:p>Process loading a modul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6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OPEN</text:p>
          </table:table-cell>
          <table:table-cell table:style-name="ce3" office:value-type="float" office:value="10005" calcext:value-type="float">
            <text:p>10005</text:p>
          </table:table-cell>
          <table:table-cell table:style-name="ce3" office:value-type="string" calcext:value-type="string">
            <text:p>Process being opene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table:formula="of:=IFERROR(__xludf.dummyfunction(&quot;REGEXEXTRACT(F47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PRIVILEGE_ESCALATION</text:p>
          </table:table-cell>
          <table:table-cell table:style-name="ce3" office:value-type="float" office:value="10003" calcext:value-type="float">
            <text:p>10003</text:p>
          </table:table-cell>
          <table:table-cell table:style-name="ce3" office:value-type="string" calcext:value-type="string">
            <text:p>Process privilege escalation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table:formula="of:=IFERROR(__xludf.dummyfunction(&quot;REGEXEXTRACT(F48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TERMINATION</text:p>
          </table:table-cell>
          <table:table-cell table:style-name="ce3" office:value-type="float" office:value="10004" calcext:value-type="float">
            <text:p>10004</text:p>
          </table:table-cell>
          <table:table-cell table:style-name="ce3" office:value-type="string" calcext:value-type="string">
            <text:p>Process termin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49,&quot;&quot;^(.*?)_&quot;&quot;)&quot;);&quot;PROCESS&quot;)" office:value-type="string" office:string-value="PROCESS" calcext:value-type="string">
            <text:p>PROCESS</text:p>
          </table:table-cell>
          <table:table-cell table:style-name="ce3" office:value-type="string" calcext:value-type="string">
            <text:p>PROCESS_UNCATEGORIZED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Activity related to a process which does not match any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0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CREATION</text:p>
          </table:table-cell>
          <table:table-cell table:style-name="ce3" office:value-type="float" office:value="11001" calcext:value-type="float">
            <text:p>11001</text:p>
          </table:table-cell>
          <table:table-cell table:style-name="ce3" office:value-type="string" calcext:value-type="string">
            <text:p>Registry 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1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DELETION</text:p>
          </table:table-cell>
          <table:table-cell table:style-name="ce3" office:value-type="float" office:value="11003" calcext:value-type="float">
            <text:p>11003</text:p>
          </table:table-cell>
          <table:table-cell table:style-name="ce3" office:value-type="string" calcext:value-type="string">
            <text:p>Registry 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2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MODIFICATION</text:p>
          </table:table-cell>
          <table:table-cell table:style-name="ce3" office:value-type="float" office:value="11002" calcext:value-type="float">
            <text:p>11002</text:p>
          </table:table-cell>
          <table:table-cell table:style-name="ce3" office:value-type="string" calcext:value-type="string">
            <text:p>Registry modific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3,&quot;&quot;^(.*?)_&quot;&quot;)&quot;);&quot;REGISTRY&quot;)" office:value-type="string" office:string-value="REGISTRY" calcext:value-type="string">
            <text:p>REGISTRY</text:p>
          </table:table-cell>
          <table:table-cell table:style-name="ce3" office:value-type="string" calcext:value-type="string">
            <text:p>REGISTRY_UNCATEGORIZED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string" calcext:value-type="string">
            <text:p>Registry event which does not match any of the other event type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table:formula="of:=IFERROR(__xludf.dummyfunction(&quot;REGEXEXTRACT(F54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CRE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e resource was created/provisioned. This is equivalent to USER_RESOURCE_CREATION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table:formula="of:=IFERROR(__xludf.dummyfunction(&quot;REGEXEXTRACT(F55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DELETI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he resource was deleted/deprovisioned. This is equivalent to USER_RESOURCE_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6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PERMISSIONS_CHAN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he resource had it's permissions or ACLs updated. This is equivalent to USER_RESOURCE_UPDATE_PERMISSION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7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he resource was read. This is equivalent to USER_RESOURCE_ACCES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8,&quot;&quot;^(.*?)_&quot;&quot;)&quot;);&quot;RESOURCE&quot;)" office:value-type="string" office:string-value="RESOURCE" calcext:value-type="string">
            <text:p>RESOURCE</text:p>
          </table:table-cell>
          <table:table-cell table:style-name="ce3" office:value-type="string" calcext:value-type="string">
            <text:p>RESOURCE_WRITT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he resource was written to. This is equivalent to USER_RESOURCE_UPDATE_CONTENT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59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FILE</text:p>
          </table:table-cell>
          <table:table-cell table:style-name="ce3" office:value-type="float" office:value="18001" calcext:value-type="float">
            <text:p>18001</text:p>
          </table:table-cell>
          <table:table-cell table:style-name="ce3" office:value-type="string" calcext:value-type="string">
            <text:p>A file sca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0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HOST</text:p>
          </table:table-cell>
          <table:table-cell table:style-name="ce3" office:value-type="float" office:value="18004" calcext:value-type="float">
            <text:p>18004</text:p>
          </table:table-cell>
          <table:table-cell table:style-name="ce3" office:value-type="string" calcext:value-type="string">
            <text:p>Scan results from scanning an entire host device for threats/sensitive document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1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NETWORK</text:p>
          </table:table-cell>
          <table:table-cell table:style-name="ce3" office:value-type="float" office:value="18007" calcext:value-type="float">
            <text:p>18007</text:p>
          </table:table-cell>
          <table:table-cell table:style-name="ce3" office:value-type="string" calcext:value-type="string">
            <text:p>Scan network for suspicious activity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2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PROCESS</text:p>
          </table:table-cell>
          <table:table-cell table:style-name="ce3" office:value-type="float" office:value="18003" calcext:value-type="float">
            <text:p>18003</text:p>
          </table:table-cell>
          <table:table-cell table:style-name="ce3" office:value-type="string" calcext:value-type="string">
            <text:p>Scan proces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3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PROCESS_BEHAVIORS</text:p>
          </table:table-cell>
          <table:table-cell table:style-name="ce3" office:value-type="float" office:value="18002" calcext:value-type="float">
            <text:p>18002</text:p>
          </table:table-cell>
          <table:table-cell table:style-name="ce3" office:value-type="string" calcext:value-type="string">
            <text:p>Scan process behaviors. Please use SCAN_PROCESS instead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4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UNCATEGORIZED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string" calcext:value-type="string">
            <text:p>Scan item that does not fit into one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5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VULN_HOST</text:p>
          </table:table-cell>
          <table:table-cell table:style-name="ce3" office:value-type="float" office:value="18005" calcext:value-type="float">
            <text:p>18005</text:p>
          </table:table-cell>
          <table:table-cell table:style-name="ce3" office:value-type="string" calcext:value-type="string">
            <text:p>Vulnerability scan logs about host vulnerabilities (e.g., out of date software) and network vulnerabilities (e.g., unprotected service detected via a network scan)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6,&quot;&quot;^(.*?)_&quot;&quot;)&quot;);&quot;SCAN&quot;)" office:value-type="string" office:string-value="SCAN" calcext:value-type="string">
            <text:p>SCAN</text:p>
          </table:table-cell>
          <table:table-cell table:style-name="ce3" office:value-type="string" calcext:value-type="string">
            <text:p>SCAN_VULN_NETWORK</text:p>
          </table:table-cell>
          <table:table-cell table:style-name="ce3" office:value-type="float" office:value="18006" calcext:value-type="float">
            <text:p>18006</text:p>
          </table:table-cell>
          <table:table-cell table:style-name="ce3" office:value-type="string" calcext:value-type="string">
            <text:p>Vulnerability scan logs about network vulnerabiliti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7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CREATION</text:p>
          </table:table-cell>
          <table:table-cell table:style-name="ce3" office:value-type="float" office:value="20001" calcext:value-type="float">
            <text:p>20001</text:p>
          </table:table-cell>
          <table:table-cell table:style-name="ce3" office:value-type="string" calcext:value-type="string">
            <text:p>Scheduled task 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8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DELETION</text:p>
          </table:table-cell>
          <table:table-cell table:style-name="ce3" office:value-type="float" office:value="20002" calcext:value-type="float">
            <text:p>20002</text:p>
          </table:table-cell>
          <table:table-cell table:style-name="ce3" office:value-type="string" calcext:value-type="string">
            <text:p>Scheduled task 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69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DISABLE</text:p>
          </table:table-cell>
          <table:table-cell table:style-name="ce3" office:value-type="float" office:value="20004" calcext:value-type="float">
            <text:p>20004</text:p>
          </table:table-cell>
          <table:table-cell table:style-name="ce3" office:value-type="string" calcext:value-type="string">
            <text:p>Scheduled task being disabled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0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ENABLE</text:p>
          </table:table-cell>
          <table:table-cell table:style-name="ce3" office:value-type="float" office:value="20003" calcext:value-type="float">
            <text:p>20003</text:p>
          </table:table-cell>
          <table:table-cell table:style-name="ce3" office:value-type="string" calcext:value-type="string">
            <text:p>Scheduled task being enabled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1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MODIFICATION</text:p>
          </table:table-cell>
          <table:table-cell table:style-name="ce3" office:value-type="float" office:value="20005" calcext:value-type="float">
            <text:p>20005</text:p>
          </table:table-cell>
          <table:table-cell table:style-name="ce3" office:value-type="string" calcext:value-type="string">
            <text:p>Scheduled task being modified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2,&quot;&quot;^(.*?)_&quot;&quot;)&quot;);&quot;SCHEDULED&quot;)" office:value-type="string" office:string-value="SCHEDULED" calcext:value-type="string">
            <text:p>SCHEDULED</text:p>
          </table:table-cell>
          <table:table-cell table:style-name="ce3" office:value-type="string" calcext:value-type="string">
            <text:p>SCHEDULED_TASK_UNCATEGORIZED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string" calcext:value-type="string">
            <text:p>Scheduled task event that does not fall into one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3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CREATION</text:p>
          </table:table-cell>
          <table:table-cell table:style-name="ce3" office:value-type="float" office:value="22001" calcext:value-type="float">
            <text:p>22001</text:p>
          </table:table-cell>
          <table:table-cell table:style-name="ce3" office:value-type="string" calcext:value-type="string">
            <text:p>A service 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4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DELETION</text:p>
          </table:table-cell>
          <table:table-cell table:style-name="ce3" office:value-type="float" office:value="22002" calcext:value-type="float">
            <text:p>22002</text:p>
          </table:table-cell>
          <table:table-cell table:style-name="ce3" office:value-type="string" calcext:value-type="string">
            <text:p>A service 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5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MODIFICATION</text:p>
          </table:table-cell>
          <table:table-cell table:style-name="ce3" office:value-type="float" office:value="22005" calcext:value-type="float">
            <text:p>22005</text:p>
          </table:table-cell>
          <table:table-cell table:style-name="ce3" office:value-type="string" calcext:value-type="string">
            <text:p>A service modific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6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START</text:p>
          </table:table-cell>
          <table:table-cell table:style-name="ce3" office:value-type="float" office:value="22003" calcext:value-type="float">
            <text:p>22003</text:p>
          </table:table-cell>
          <table:table-cell table:style-name="ce3" office:value-type="string" calcext:value-type="string">
            <text:p>A service start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7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STOP</text:p>
          </table:table-cell>
          <table:table-cell table:style-name="ce3" office:value-type="float" office:value="22004" calcext:value-type="float">
            <text:p>22004</text:p>
          </table:table-cell>
          <table:table-cell table:style-name="ce3" office:value-type="string" calcext:value-type="string">
            <text:p>A service stop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8,&quot;&quot;^(.*?)_&quot;&quot;)&quot;);&quot;SERVICE&quot;)" office:value-type="string" office:string-value="SERVICE" calcext:value-type="string">
            <text:p>SERVICE</text:p>
          </table:table-cell>
          <table:table-cell table:style-name="ce3" office:value-type="string" calcext:value-type="string">
            <text:p>SERVICE_UNSPECIFIED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string" calcext:value-type="string">
            <text:p>Service event that does not fit into one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79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CREATION</text:p>
          </table:table-cell>
          <table:table-cell table:style-name="ce3" office:value-type="float" office:value="12001" calcext:value-type="float">
            <text:p>12001</text:p>
          </table:table-cell>
          <table:table-cell table:style-name="ce3" office:value-type="string" calcext:value-type="string">
            <text:p>Setting 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0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DELETION</text:p>
          </table:table-cell>
          <table:table-cell table:style-name="ce3" office:value-type="float" office:value="12003" calcext:value-type="float">
            <text:p>12003</text:p>
          </table:table-cell>
          <table:table-cell table:style-name="ce3" office:value-type="string" calcext:value-type="string">
            <text:p>Setting 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1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MODIFICATION</text:p>
          </table:table-cell>
          <table:table-cell table:style-name="ce3" office:value-type="float" office:value="12002" calcext:value-type="float">
            <text:p>12002</text:p>
          </table:table-cell>
          <table:table-cell table:style-name="ce3" office:value-type="string" calcext:value-type="string">
            <text:p>Setting modific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2,&quot;&quot;^(.*?)_&quot;&quot;)&quot;);&quot;SETTING&quot;)" office:value-type="string" office:string-value="SETTING" calcext:value-type="string">
            <text:p>SETTING</text:p>
          </table:table-cell>
          <table:table-cell table:style-name="ce3" office:value-type="string" calcext:value-type="string">
            <text:p>SETTING_UNCATEGORIZED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string" calcext:value-type="string">
            <text:p>Settings-related event which does not match any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3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HEARTBEAT</text:p>
          </table:table-cell>
          <table:table-cell table:style-name="ce3" office:value-type="float" office:value="17001" calcext:value-type="float">
            <text:p>17001</text:p>
          </table:table-cell>
          <table:table-cell table:style-name="ce3" office:value-type="string" calcext:value-type="string">
            <text:p>Heartbeat indicating product is aliv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4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SHUTDOWN</text:p>
          </table:table-cell>
          <table:table-cell table:style-name="ce3" office:value-type="float" office:value="17003" calcext:value-type="float">
            <text:p>17003</text:p>
          </table:table-cell>
          <table:table-cell table:style-name="ce3" office:value-type="string" calcext:value-type="string">
            <text:p>An agent shutdow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5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STARTUP</text:p>
          </table:table-cell>
          <table:table-cell table:style-name="ce3" office:value-type="float" office:value="17002" calcext:value-type="float">
            <text:p>17002</text:p>
          </table:table-cell>
          <table:table-cell table:style-name="ce3" office:value-type="string" calcext:value-type="string">
            <text:p>An agent startup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6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UNCATEGORIZED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A status message that does not fit into one of the other event type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7,&quot;&quot;^(.*?)_&quot;&quot;)&quot;);&quot;STATUS&quot;)" office:value-type="string" office:string-value="STATUS" calcext:value-type="string">
            <text:p>STATUS</text:p>
          </table:table-cell>
          <table:table-cell table:style-name="ce3" office:value-type="string" calcext:value-type="string">
            <text:p>STATUS_UPDATE</text:p>
          </table:table-cell>
          <table:table-cell table:style-name="ce3" office:value-type="float" office:value="17004" calcext:value-type="float">
            <text:p>17004</text:p>
          </table:table-cell>
          <table:table-cell table:style-name="ce3" office:value-type="string" calcext:value-type="string">
            <text:p>A software or fingerprint updat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8,&quot;&quot;^(.*?)_&quot;&quot;)&quot;);&quot;SYSTEM&quot;)" office:value-type="string" office:string-value="SYSTEM" calcext:value-type="string">
            <text:p>SYSTEM</text:p>
          </table:table-cell>
          <table:table-cell table:style-name="ce3" office:value-type="string" calcext:value-type="string">
            <text:p>SYSTEM_AUDIT_LOG_UNCATEGORIZED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string" calcext:value-type="string">
            <text:p>A system audit log event that is not a wip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89,&quot;&quot;^(.*?)_&quot;&quot;)&quot;);&quot;SYSTEM&quot;)" office:value-type="string" office:string-value="SYSTEM" calcext:value-type="string">
            <text:p>SYSTEM</text:p>
          </table:table-cell>
          <table:table-cell table:style-name="ce3" office:value-type="string" calcext:value-type="string">
            <text:p>SYSTEM_AUDIT_LOG_WIPE</text:p>
          </table:table-cell>
          <table:table-cell table:style-name="ce3" office:value-type="float" office:value="21001" calcext:value-type="float">
            <text:p>21001</text:p>
          </table:table-cell>
          <table:table-cell table:style-name="ce3" office:value-type="string" calcext:value-type="string">
            <text:p>A system audit log wip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0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BADGE_IN</text:p>
          </table:table-cell>
          <table:table-cell table:style-name="ce3" office:value-type="float" office:value="15007" calcext:value-type="float">
            <text:p>15007</text:p>
          </table:table-cell>
          <table:table-cell table:style-name="ce3" office:value-type="string" calcext:value-type="string">
            <text:p>User physically badging into a loc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1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HANGE_PASSWORD</text:p>
          </table:table-cell>
          <table:table-cell table:style-name="ce3" office:value-type="float" office:value="15004" calcext:value-type="float">
            <text:p>15004</text:p>
          </table:table-cell>
          <table:table-cell table:style-name="ce3" office:value-type="string" calcext:value-type="string">
            <text:p>User password change event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2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HANGE_PERMISSIONS</text:p>
          </table:table-cell>
          <table:table-cell table:style-name="ce3" office:value-type="float" office:value="15005" calcext:value-type="float">
            <text:p>15005</text:p>
          </table:table-cell>
          <table:table-cell table:style-name="ce3" office:value-type="string" calcext:value-type="string">
            <text:p>Change in user permissions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3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OMMUNICATION</text:p>
          </table:table-cell>
          <table:table-cell table:style-name="ce3" office:value-type="float" office:value="15012" calcext:value-type="float">
            <text:p>15012</text:p>
          </table:table-cell>
          <table:table-cell table:style-name="ce3" office:value-type="string" calcext:value-type="string">
            <text:p>User initiating communication through a medium (for example, video)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4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CREATION</text:p>
          </table:table-cell>
          <table:table-cell table:style-name="ce3" office:value-type="float" office:value="15003" calcext:value-type="float">
            <text:p>15003</text:p>
          </table:table-cell>
          <table:table-cell table:style-name="ce3" office:value-type="string" calcext:value-type="string">
            <text:p>User 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5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DELETION</text:p>
          </table:table-cell>
          <table:table-cell table:style-name="ce3" office:value-type="float" office:value="15008" calcext:value-type="float">
            <text:p>15008</text:p>
          </table:table-cell>
          <table:table-cell table:style-name="ce3" office:value-type="string" calcext:value-type="string">
            <text:p>User 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6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LOGIN</text:p>
          </table:table-cell>
          <table:table-cell table:style-name="ce3" office:value-type="float" office:value="15001" calcext:value-type="float">
            <text:p>15001</text:p>
          </table:table-cell>
          <table:table-cell table:style-name="ce3" office:value-type="string" calcext:value-type="string">
            <text:p>User logi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7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LOGOUT</text:p>
          </table:table-cell>
          <table:table-cell table:style-name="ce3" office:value-type="float" office:value="15002" calcext:value-type="float">
            <text:p>15002</text:p>
          </table:table-cell>
          <table:table-cell table:style-name="ce3" office:value-type="string" calcext:value-type="string">
            <text:p>User logout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8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ACCESS</text:p>
          </table:table-cell>
          <table:table-cell table:style-name="ce3" office:value-type="float" office:value="15013" calcext:value-type="float">
            <text:p>15013</text:p>
          </table:table-cell>
          <table:table-cell table:style-name="ce3" office:value-type="string" calcext:value-type="string">
            <text:p>User accessing a virtual resource. This is equivalent to RESOURCE_READ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99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CREATION</text:p>
          </table:table-cell>
          <table:table-cell table:style-name="ce3" office:value-type="float" office:value="15009" calcext:value-type="float">
            <text:p>15009</text:p>
          </table:table-cell>
          <table:table-cell table:style-name="ce3" office:value-type="string" calcext:value-type="string">
            <text:p>User creating a virtual resource. This is equivalent to RESOURCE_CREA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0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DELETION</text:p>
          </table:table-cell>
          <table:table-cell table:style-name="ce3" office:value-type="float" office:value="15014" calcext:value-type="float">
            <text:p>15014</text:p>
          </table:table-cell>
          <table:table-cell table:style-name="ce3" office:value-type="string" calcext:value-type="string">
            <text:p>User deleting a virtual resource. This is equivalent to RESOURCE_DELETIO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1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UPDATE_CONTENT</text:p>
          </table:table-cell>
          <table:table-cell table:style-name="ce3" office:value-type="float" office:value="15010" calcext:value-type="float">
            <text:p>15010</text:p>
          </table:table-cell>
          <table:table-cell table:style-name="ce3" office:value-type="string" calcext:value-type="string">
            <text:p>User updating content of a virtual resource. This is equivalent to RESOURCE_WRITTEN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2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RESOURCE_UPDATE_PERMISSIONS</text:p>
          </table:table-cell>
          <table:table-cell table:style-name="ce3" office:value-type="float" office:value="15011" calcext:value-type="float">
            <text:p>15011</text:p>
          </table:table-cell>
          <table:table-cell table:style-name="ce3" office:value-type="string" calcext:value-type="string">
            <text:p>User updating permissions of a virtual resource. This is equivalent to RESOURCE_PERMISSIONS_CHANGE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3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STATS</text:p>
          </table:table-cell>
          <table:table-cell table:style-name="ce3" office:value-type="float" office:value="15006" calcext:value-type="float">
            <text:p>15006</text:p>
          </table:table-cell>
          <table:table-cell table:style-name="ce3" office:value-type="string" calcext:value-type="string">
            <text:p>Deprecated. Used to update user info for an LDAP dump.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IFERROR(__xludf.dummyfunction(&quot;REGEXEXTRACT(F104,&quot;&quot;^(.*?)_&quot;&quot;)&quot;);&quot;USER&quot;)" office:value-type="string" office:string-value="USER" calcext:value-type="string">
            <text:p>USER</text:p>
          </table:table-cell>
          <table:table-cell table:style-name="ce3" office:value-type="string" calcext:value-type="string">
            <text:p>USER_UNCATEGORIZED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string" calcext:value-type="string">
            <text:p>User activity which does not match any of the other event types.</text:p>
          </table:table-cell>
          <table:table-cell table:number-columns-repeated="1016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d_udm_search" table:style-name="ta4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metadata.event_type = "DEVICE_CONFIG_UPDATE" OR</text:p>
            <text:p>metadata.event_type = "DEVICE_FIRMWARE_UPDATE" OR</text:p>
            <text:p>metadata.event_type = "DEVICE_PROGRAM_DOWNLOAD" OR</text:p>
            <text:p>metadata.event_type = "DEVICE_PROGRAM_UPLOAD"</text:p>
          </table:table-cell>
          <table:table-cell table:style-name="ce1" office:value-type="string" calcext:value-type="string">
            <text:p>no result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etadata.event_type = "EMAIL_TRANSACTION" OR</text:p>
            <text:p>metadata.event_type = "EMAIL_UNCATEGORIZED" OR</text:p>
            <text:p>metadata.event_type = "EMAIL_URL_CLICK"</text:p>
          </table:table-cell>
          <table:table-cell table:style-name="ce1" office:value-type="string" calcext:value-type="string">
            <text:p>no results</text:p>
          </table:table-cell>
          <table:table-cell table:style-name="ce1" office:value-type="string" calcext:value-type="string">
            <text:p>GMail should be coming in?!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etadata.event_type = "FILE_COPY" OR</text:p>
            <text:p>metadata.event_type = "FILE_CREATION" OR</text:p>
            <text:p>metadata.event_type = "FILE_DELETION" OR</text:p>
            <text:p>metadata.event_type = "FILE_MODIFICATION" OR</text:p>
            <text:p>metadata.event_type = "FILE_MOVE" OR</text:p>
            <text:p>metadata.event_type = "FILE_OPEN" OR</text:p>
            <text:p>metadata.event_type = "FILE_READ" OR</text:p>
            <text:p>metadata.event_type = "FILE_SYNC" OR</text:p>
            <text:p>metadata.event_type = "FILE_UNCATEGORIZED" 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5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47" office:value-type="string" calcext:value-type="string">
            <text:p>Event Category</text:p>
          </table:table-cell>
          <table:table-cell table:style-name="ce51" office:value-type="string" calcext:value-type="string">
            <text:p>Count - Event Name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NALYST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DEVICE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EMAIL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EVENTTYPE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FILE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ENERIC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>
            <draw:frame table:end-cell-address="'Pivot Table 1'.M34" table:end-x="17.43pt" table:end-y="1.47pt" draw:z-index="0" draw:name="Chart 1" draw:style-name="gr1" draw:text-style-name="P1" svg:width="449.97pt" svg:height="413.97pt" svg:x="58.51pt" svg:y="12.76pt">
              <draw:object draw:notify-on-update-of-ranges="'Pivot Table 1'.A2:'Pivot Table 1'.A20 'Pivot Table 1'.B1:'Pivot Table 1'.B1 'Pivot Table 1'.B2:'Pivot Table 1'.B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GROUP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MUTEX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NETWORK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PROCESS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REGISTRY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RESOURCE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CAN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CHEDULED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ERVICE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ETTING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US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YSTEM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USER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5" office:value-type="float" office:value="103" calcext:value-type="float">
            <text:p>103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Pivot Table 1" table:application-data="" table:target-range-address="'Pivot Table 1'.A1:'Pivot Table 1'.B21" table:buttons="'Pivot Table 1'.A1" table:show-filter-button="false">
          <table:source-cell-range table:cell-range-address="all_udm_events.E1:all_udm_events.H104"/>
          <table:data-pilot-field table:source-field-name="Enum Numb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4008" table:display="true" table:show-details="true"/>
                <table:data-pilot-member table:name="24009" table:display="true" table:show-details="true"/>
                <table:data-pilot-member table:name="24011" table:display="true" table:show-details="true"/>
                <table:data-pilot-member table:name="24001" table:display="true" table:show-details="true"/>
                <table:data-pilot-member table:name="24012" table:display="true" table:show-details="true"/>
                <table:data-pilot-member table:name="24010" table:display="true" table:show-details="true"/>
                <table:data-pilot-member table:name="24002" table:display="true" table:show-details="true"/>
                <table:data-pilot-member table:name="24007" table:display="true" table:show-details="true"/>
                <table:data-pilot-member table:name="24000" table:display="true" table:show-details="true"/>
                <table:data-pilot-member table:name="25001" table:display="true" table:show-details="true"/>
                <table:data-pilot-member table:name="25000" table:display="true" table:show-details="true"/>
                <table:data-pilot-member table:name="25003" table:display="true" table:show-details="true"/>
                <table:data-pilot-member table:name="25002" table:display="true" table:show-details="true"/>
                <table:data-pilot-member table:name="19001" table:display="true" table:show-details="true"/>
                <table:data-pilot-member table:name="19000" table:display="true" table:show-details="true"/>
                <table:data-pilot-member table:name="19002" table:display="true" table:show-details="true"/>
                <table:data-pilot-member table:name="0" table:display="true" table:show-details="true"/>
                <table:data-pilot-member table:name="14005" table:display="true" table:show-details="true"/>
                <table:data-pilot-member table:name="14001" table:display="true" table:show-details="true"/>
                <table:data-pilot-member table:name="14002" table:display="true" table:show-details="true"/>
                <table:data-pilot-member table:name="14003" table:display="true" table:show-details="true"/>
                <table:data-pilot-member table:name="14007" table:display="true" table:show-details="true"/>
                <table:data-pilot-member table:name="14006" table:display="true" table:show-details="true"/>
                <table:data-pilot-member table:name="14004" table:display="true" table:show-details="true"/>
                <table:data-pilot-member table:name="14008" table:display="true" table:show-details="true"/>
                <table:data-pilot-member table:name="14000" table:display="true" table:show-details="true"/>
                <table:data-pilot-member table:name="100000" table:display="true" table:show-details="true"/>
                <table:data-pilot-member table:name="23001" table:display="true" table:show-details="true"/>
                <table:data-pilot-member table:name="23002" table:display="true" table:show-details="true"/>
                <table:data-pilot-member table:name="23003" table:display="true" table:show-details="true"/>
                <table:data-pilot-member table:name="23000" table:display="true" table:show-details="true"/>
                <table:data-pilot-member table:name="13001" table:display="true" table:show-details="true"/>
                <table:data-pilot-member table:name="13000" table:display="true" table:show-details="true"/>
                <table:data-pilot-member table:name="16002" table:display="true" table:show-details="true"/>
                <table:data-pilot-member table:name="16004" table:display="true" table:show-details="true"/>
                <table:data-pilot-member table:name="16005" table:display="true" table:show-details="true"/>
                <table:data-pilot-member table:name="16001" table:display="true" table:show-details="true"/>
                <table:data-pilot-member table:name="16003" table:display="true" table:show-details="true"/>
                <table:data-pilot-member table:name="16006" table:display="true" table:show-details="true"/>
                <table:data-pilot-member table:name="16007" table:display="true" table:show-details="true"/>
                <table:data-pilot-member table:name="16000" table:display="true" table:show-details="true"/>
                <table:data-pilot-member table:name="10002" table:display="true" table:show-details="true"/>
                <table:data-pilot-member table:name="10001" table:display="true" table:show-details="true"/>
                <table:data-pilot-member table:name="10006" table:display="true" table:show-details="true"/>
                <table:data-pilot-member table:name="10005" table:display="true" table:show-details="true"/>
                <table:data-pilot-member table:name="10003" table:display="true" table:show-details="true"/>
                <table:data-pilot-member table:name="10004" table:display="true" table:show-details="true"/>
                <table:data-pilot-member table:name="10000" table:display="true" table:show-details="true"/>
                <table:data-pilot-member table:name="11001" table:display="true" table:show-details="true"/>
                <table:data-pilot-member table:name="11003" table:display="true" table:show-details="true"/>
                <table:data-pilot-member table:name="11002" table:display="true" table:show-details="true"/>
                <table:data-pilot-member table:name="1100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8001" table:display="true" table:show-details="true"/>
                <table:data-pilot-member table:name="18004" table:display="true" table:show-details="true"/>
                <table:data-pilot-member table:name="18007" table:display="true" table:show-details="true"/>
                <table:data-pilot-member table:name="18003" table:display="true" table:show-details="true"/>
                <table:data-pilot-member table:name="18002" table:display="true" table:show-details="true"/>
                <table:data-pilot-member table:name="18000" table:display="true" table:show-details="true"/>
                <table:data-pilot-member table:name="18005" table:display="true" table:show-details="true"/>
                <table:data-pilot-member table:name="18006" table:display="true" table:show-details="true"/>
                <table:data-pilot-member table:name="20001" table:display="true" table:show-details="true"/>
                <table:data-pilot-member table:name="20002" table:display="true" table:show-details="true"/>
                <table:data-pilot-member table:name="20004" table:display="true" table:show-details="true"/>
                <table:data-pilot-member table:name="20003" table:display="true" table:show-details="true"/>
                <table:data-pilot-member table:name="20005" table:display="true" table:show-details="true"/>
                <table:data-pilot-member table:name="20000" table:display="true" table:show-details="true"/>
                <table:data-pilot-member table:name="22001" table:display="true" table:show-details="true"/>
                <table:data-pilot-member table:name="22002" table:display="true" table:show-details="true"/>
                <table:data-pilot-member table:name="22005" table:display="true" table:show-details="true"/>
                <table:data-pilot-member table:name="22003" table:display="true" table:show-details="true"/>
                <table:data-pilot-member table:name="22004" table:display="true" table:show-details="true"/>
                <table:data-pilot-member table:name="22000" table:display="true" table:show-details="true"/>
                <table:data-pilot-member table:name="12001" table:display="true" table:show-details="true"/>
                <table:data-pilot-member table:name="12003" table:display="true" table:show-details="true"/>
                <table:data-pilot-member table:name="12002" table:display="true" table:show-details="true"/>
                <table:data-pilot-member table:name="12000" table:display="true" table:show-details="true"/>
                <table:data-pilot-member table:name="17001" table:display="true" table:show-details="true"/>
                <table:data-pilot-member table:name="17003" table:display="true" table:show-details="true"/>
                <table:data-pilot-member table:name="17002" table:display="true" table:show-details="true"/>
                <table:data-pilot-member table:name="17000" table:display="true" table:show-details="true"/>
                <table:data-pilot-member table:name="17004" table:display="true" table:show-details="true"/>
                <table:data-pilot-member table:name="21000" table:display="true" table:show-details="true"/>
                <table:data-pilot-member table:name="21001" table:display="true" table:show-details="true"/>
                <table:data-pilot-member table:name="15007" table:display="true" table:show-details="true"/>
                <table:data-pilot-member table:name="15004" table:display="true" table:show-details="true"/>
                <table:data-pilot-member table:name="15005" table:display="true" table:show-details="true"/>
                <table:data-pilot-member table:name="15012" table:display="true" table:show-details="true"/>
                <table:data-pilot-member table:name="15003" table:display="true" table:show-details="true"/>
                <table:data-pilot-member table:name="15008" table:display="true" table:show-details="true"/>
                <table:data-pilot-member table:name="15001" table:display="true" table:show-details="true"/>
                <table:data-pilot-member table:name="15002" table:display="true" table:show-details="true"/>
                <table:data-pilot-member table:name="15013" table:display="true" table:show-details="true"/>
                <table:data-pilot-member table:name="15009" table:display="true" table:show-details="true"/>
                <table:data-pilot-member table:name="15014" table:display="true" table:show-details="true"/>
                <table:data-pilot-member table:name="15010" table:display="true" table:show-details="true"/>
                <table:data-pilot-member table:name="15011" table:display="true" table:show-details="true"/>
                <table:data-pilot-member table:name="15006" table:display="true" table:show-details="true"/>
                <table:data-pilot-member table:name="15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nalyst adding a comment for a finding." table:display="true" table:show-details="true"/>
                <table:data-pilot-member table:name="Analyst updating the priority (low, meduim, high, etc.) for a finding." table:display="true" table:show-details="true"/>
                <table:data-pilot-member table:name="Analyst updating the reason (malicious, not malicious, etc.) for a finding." table:display="true" table:show-details="true"/>
                <table:data-pilot-member table:name="Analyst updating the Reputation (useful, not useful) of a finding" table:display="true" table:show-details="true"/>
                <table:data-pilot-member table:name="Analyst updating the Risk score(0-100) of a finding." table:display="true" table:show-details="true"/>
                <table:data-pilot-member table:name="Analyst updating the root cause for a finding." table:display="true" table:show-details="true"/>
                <table:data-pilot-member table:name="Analyst updating the Severity score(0-100) of a finding." table:display="true" table:show-details="true"/>
                <table:data-pilot-member table:name="Analyst updating the finding status." table:display="true" table:show-details="true"/>
                <table:data-pilot-member table:name="Analyst updating the Verdict (True-positive, False positive, Disregard etc.) of a finding" table:display="true" table:show-details="true"/>
                <table:data-pilot-member table:name="Configuration update." table:display="true" table:show-details="true"/>
                <table:data-pilot-member table:name="Firmware update." table:display="true" table:show-details="true"/>
                <table:data-pilot-member table:name="A program or application downloaded to a device." table:display="true" table:show-details="true"/>
                <table:data-pilot-member table:name="A program or application uploaded to a device." table:display="true" table:show-details="true"/>
                <table:data-pilot-member table:name="An email transaction." table:display="true" table:show-details="true"/>
                <table:data-pilot-member table:name="Email messages" table:display="true" table:show-details="true"/>
                <table:data-pilot-member table:name="Deprecated: use NETWORK_HTTP instead. An email URL click event." table:display="true" table:show-details="true"/>
                <table:data-pilot-member table:name="Default event type" table:display="true" table:show-details="true"/>
                <table:data-pilot-member table:name="File copied. Used for file copies, for example, to a thumb drive." table:display="true" table:show-details="true"/>
                <table:data-pilot-member table:name="File created." table:display="true" table:show-details="true"/>
                <table:data-pilot-member table:name="File deleted." table:display="true" table:show-details="true"/>
                <table:data-pilot-member table:name="File modified." table:display="true" table:show-details="true"/>
                <table:data-pilot-member table:name="File moved or renamed." table:display="true" table:show-details="true"/>
                <table:data-pilot-member table:name="File opened." table:display="true" table:show-details="true"/>
                <table:data-pilot-member table:name="File read." table:display="true" table:show-details="true"/>
                <table:data-pilot-member table:name="File synced (for example, Google Drive, Dropbox, backup)." table:display="true" table:show-details="true"/>
                <table:data-pilot-member table:name="File event which does not match any of the other event types." table:display="true" table:show-details="true"/>
                <table:data-pilot-member table:name="OS events that do not fall in any of the other above event types. Might include uncategorized Microsoft Windows event logs, etc." table:display="true" table:show-details="true"/>
                <table:data-pilot-member table:name="A group creation." table:display="true" table:show-details="true"/>
                <table:data-pilot-member table:name="A group deletion." table:display="true" table:show-details="true"/>
                <table:data-pilot-member table:name="A group modification." table:display="true" table:show-details="true"/>
                <table:data-pilot-member table:name="A group activity that does not fall into one of the other event types." table:display="true" table:show-details="true"/>
                <table:data-pilot-member table:name="Mutex creation." table:display="true" table:show-details="true"/>
                <table:data-pilot-member table:name="Any mutex event other than creation." table:display="true" table:show-details="true"/>
                <table:data-pilot-member table:name="Network connection details like from a FW." table:display="true" table:show-details="true"/>
                <table:data-pilot-member table:name="DHCP payload." table:display="true" table:show-details="true"/>
                <table:data-pilot-member table:name="DNS payload." table:display="true" table:show-details="true"/>
                <table:data-pilot-member table:name="Aggregated flow stats like netflow." table:display="true" table:show-details="true"/>
                <table:data-pilot-member table:name="FTP telemetry." table:display="true" table:show-details="true"/>
                <table:data-pilot-member table:name="HTTP telemetry." table:display="true" table:show-details="true"/>
                <table:data-pilot-member table:name="SMTP telemetry." table:display="true" table:show-details="true"/>
                <table:data-pilot-member table:name="A network event that does not fit into one of the other event types." table:display="true" table:show-details="true"/>
                <table:data-pilot-member table:name="Process injecting into another process." table:display="true" table:show-details="true"/>
                <table:data-pilot-member table:name="Process launch." table:display="true" table:show-details="true"/>
                <table:data-pilot-member table:name="Process loading a module." table:display="true" table:show-details="true"/>
                <table:data-pilot-member table:name="Process being opened." table:display="true" table:show-details="true"/>
                <table:data-pilot-member table:name="Process privilege escalation." table:display="true" table:show-details="true"/>
                <table:data-pilot-member table:name="Process termination." table:display="true" table:show-details="true"/>
                <table:data-pilot-member table:name="Activity related to a process which does not match any other event types." table:display="true" table:show-details="true"/>
                <table:data-pilot-member table:name="Registry creation." table:display="true" table:show-details="true"/>
                <table:data-pilot-member table:name="Registry deletion." table:display="true" table:show-details="true"/>
                <table:data-pilot-member table:name="Registry modification." table:display="true" table:show-details="true"/>
                <table:data-pilot-member table:name="Registry event which does not match any of the other event types." table:display="true" table:show-details="true"/>
                <table:data-pilot-member table:name="The resource was created/provisioned. This is equivalent to USER_RESOURCE_CREATION." table:display="true" table:show-details="true"/>
                <table:data-pilot-member table:name="The resource was deleted/deprovisioned. This is equivalent to USER_RESOURCE_DELETION." table:display="true" table:show-details="true"/>
                <table:data-pilot-member table:name="The resource had it's permissions or ACLs updated. This is equivalent to USER_RESOURCE_UPDATE_PERMISSIONS." table:display="true" table:show-details="true"/>
                <table:data-pilot-member table:name="The resource was read. This is equivalent to USER_RESOURCE_ACCESS." table:display="true" table:show-details="true"/>
                <table:data-pilot-member table:name="The resource was written to. This is equivalent to USER_RESOURCE_UPDATE_CONTENT." table:display="true" table:show-details="true"/>
                <table:data-pilot-member table:name="A file scan." table:display="true" table:show-details="true"/>
                <table:data-pilot-member table:name="Scan results from scanning an entire host device for threats/sensitive documents." table:display="true" table:show-details="true"/>
                <table:data-pilot-member table:name="Scan network for suspicious activity" table:display="true" table:show-details="true"/>
                <table:data-pilot-member table:name="Scan process." table:display="true" table:show-details="true"/>
                <table:data-pilot-member table:name="Scan process behaviors. Please use SCAN_PROCESS instead." table:display="true" table:show-details="true"/>
                <table:data-pilot-member table:name="Scan item that does not fit into one of the other event types." table:display="true" table:show-details="true"/>
                <table:data-pilot-member table:name="Vulnerability scan logs about host vulnerabilities (e.g., out of date software) and network vulnerabilities (e.g., unprotected service detected via a network scan)." table:display="true" table:show-details="true"/>
                <table:data-pilot-member table:name="Vulnerability scan logs about network vulnerabilities." table:display="true" table:show-details="true"/>
                <table:data-pilot-member table:name="Scheduled task creation." table:display="true" table:show-details="true"/>
                <table:data-pilot-member table:name="Scheduled task deletion." table:display="true" table:show-details="true"/>
                <table:data-pilot-member table:name="Scheduled task being disabled." table:display="true" table:show-details="true"/>
                <table:data-pilot-member table:name="Scheduled task being enabled." table:display="true" table:show-details="true"/>
                <table:data-pilot-member table:name="Scheduled task being modified." table:display="true" table:show-details="true"/>
                <table:data-pilot-member table:name="Scheduled task event that does not fall into one of the other event types." table:display="true" table:show-details="true"/>
                <table:data-pilot-member table:name="A service creation." table:display="true" table:show-details="true"/>
                <table:data-pilot-member table:name="A service deletion." table:display="true" table:show-details="true"/>
                <table:data-pilot-member table:name="A service modification." table:display="true" table:show-details="true"/>
                <table:data-pilot-member table:name="A service start." table:display="true" table:show-details="true"/>
                <table:data-pilot-member table:name="A service stop." table:display="true" table:show-details="true"/>
                <table:data-pilot-member table:name="Service event that does not fit into one of the other event types." table:display="true" table:show-details="true"/>
                <table:data-pilot-member table:name="Setting creation." table:display="true" table:show-details="true"/>
                <table:data-pilot-member table:name="Setting deletion." table:display="true" table:show-details="true"/>
                <table:data-pilot-member table:name="Setting modification." table:display="true" table:show-details="true"/>
                <table:data-pilot-member table:name="Settings-related event which does not match any of the other event types." table:display="true" table:show-details="true"/>
                <table:data-pilot-member table:name="Heartbeat indicating product is alive." table:display="true" table:show-details="true"/>
                <table:data-pilot-member table:name="An agent shutdown." table:display="true" table:show-details="true"/>
                <table:data-pilot-member table:name="An agent startup." table:display="true" table:show-details="true"/>
                <table:data-pilot-member table:name="A status message that does not fit into one of the other event types." table:display="true" table:show-details="true"/>
                <table:data-pilot-member table:name="A software or fingerprint update." table:display="true" table:show-details="true"/>
                <table:data-pilot-member table:name="A system audit log event that is not a wipe." table:display="true" table:show-details="true"/>
                <table:data-pilot-member table:name="A system audit log wipe." table:display="true" table:show-details="true"/>
                <table:data-pilot-member table:name="User physically badging into a location." table:display="true" table:show-details="true"/>
                <table:data-pilot-member table:name="User password change event." table:display="true" table:show-details="true"/>
                <table:data-pilot-member table:name="Change in user permissions." table:display="true" table:show-details="true"/>
                <table:data-pilot-member table:name="User initiating communication through a medium (for example, video)." table:display="true" table:show-details="true"/>
                <table:data-pilot-member table:name="User creation." table:display="true" table:show-details="true"/>
                <table:data-pilot-member table:name="User deletion." table:display="true" table:show-details="true"/>
                <table:data-pilot-member table:name="User login." table:display="true" table:show-details="true"/>
                <table:data-pilot-member table:name="User logout." table:display="true" table:show-details="true"/>
                <table:data-pilot-member table:name="User accessing a virtual resource. This is equivalent to RESOURCE_READ." table:display="true" table:show-details="true"/>
                <table:data-pilot-member table:name="User creating a virtual resource. This is equivalent to RESOURCE_CREATION." table:display="true" table:show-details="true"/>
                <table:data-pilot-member table:name="User deleting a virtual resource. This is equivalent to RESOURCE_DELETION." table:display="true" table:show-details="true"/>
                <table:data-pilot-member table:name="User updating content of a virtual resource. This is equivalent to RESOURCE_WRITTEN." table:display="true" table:show-details="true"/>
                <table:data-pilot-member table:name="User updating permissions of a virtual resource. This is equivalent to RESOURCE_PERMISSIONS_CHANGE." table:display="true" table:show-details="true"/>
                <table:data-pilot-member table:name="Deprecated. Used to update user info for an LDAP dump." table:display="true" table:show-details="true"/>
                <table:data-pilot-member table:name="User activity which does not match any of the other event types.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vent Categor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NALYST" table:display="true" table:show-details="true"/>
                <table:data-pilot-member table:name="DEVICE" table:display="true" table:show-details="true"/>
                <table:data-pilot-member table:name="EMAIL" table:display="true" table:show-details="true"/>
                <table:data-pilot-member table:name="EVENTTYPE" table:display="true" table:show-details="true"/>
                <table:data-pilot-member table:name="FILE" table:display="true" table:show-details="true"/>
                <table:data-pilot-member table:name="GENERIC" table:display="true" table:show-details="true"/>
                <table:data-pilot-member table:name="GROUP" table:display="true" table:show-details="true"/>
                <table:data-pilot-member table:name="MUTEX" table:display="true" table:show-details="true"/>
                <table:data-pilot-member table:name="NETWORK" table:display="true" table:show-details="true"/>
                <table:data-pilot-member table:name="PROCESS" table:display="true" table:show-details="true"/>
                <table:data-pilot-member table:name="REGISTRY" table:display="true" table:show-details="true"/>
                <table:data-pilot-member table:name="RESOURCE" table:display="true" table:show-details="true"/>
                <table:data-pilot-member table:name="SCAN" table:display="true" table:show-details="true"/>
                <table:data-pilot-member table:name="SCHEDULED" table:display="true" table:show-details="true"/>
                <table:data-pilot-member table:name="SERVICE" table:display="true" table:show-details="true"/>
                <table:data-pilot-member table:name="SETTING" table:display="true" table:show-details="true"/>
                <table:data-pilot-member table:name="STATUS" table:display="true" table:show-details="true"/>
                <table:data-pilot-member table:name="SYSTEM" table:display="true" table:show-details="true"/>
                <table:data-pilot-member table:name="USER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 Nam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NALYST_ADD_COMMENT" table:display="true" table:show-details="true"/>
                <table:data-pilot-member table:name="ANALYST_UPDATE_PRIORITY" table:display="true" table:show-details="true"/>
                <table:data-pilot-member table:name="ANALYST_UPDATE_REASON" table:display="true" table:show-details="true"/>
                <table:data-pilot-member table:name="ANALYST_UPDATE_REPUTATION" table:display="true" table:show-details="true"/>
                <table:data-pilot-member table:name="ANALYST_UPDATE_RISK_SCORE" table:display="true" table:show-details="true"/>
                <table:data-pilot-member table:name="ANALYST_UPDATE_ROOT_CAUSE" table:display="true" table:show-details="true"/>
                <table:data-pilot-member table:name="ANALYST_UPDATE_SEVERITY_SCORE" table:display="true" table:show-details="true"/>
                <table:data-pilot-member table:name="ANALYST_UPDATE_STATUS" table:display="true" table:show-details="true"/>
                <table:data-pilot-member table:name="ANALYST_UPDATE_VERDICT" table:display="true" table:show-details="true"/>
                <table:data-pilot-member table:name="DEVICE_CONFIG_UPDATE" table:display="true" table:show-details="true"/>
                <table:data-pilot-member table:name="DEVICE_FIRMWARE_UPDATE" table:display="true" table:show-details="true"/>
                <table:data-pilot-member table:name="DEVICE_PROGRAM_DOWNLOAD" table:display="true" table:show-details="true"/>
                <table:data-pilot-member table:name="DEVICE_PROGRAM_UPLOAD" table:display="true" table:show-details="true"/>
                <table:data-pilot-member table:name="EMAIL_TRANSACTION" table:display="true" table:show-details="true"/>
                <table:data-pilot-member table:name="EMAIL_UNCATEGORIZED" table:display="true" table:show-details="true"/>
                <table:data-pilot-member table:name="EMAIL_URL_CLICK" table:display="true" table:show-details="true"/>
                <table:data-pilot-member table:name="EVENTTYPE_UNSPECIFIED" table:display="true" table:show-details="true"/>
                <table:data-pilot-member table:name="FILE_COPY" table:display="true" table:show-details="true"/>
                <table:data-pilot-member table:name="FILE_CREATION" table:display="true" table:show-details="true"/>
                <table:data-pilot-member table:name="FILE_DELETION" table:display="true" table:show-details="true"/>
                <table:data-pilot-member table:name="FILE_MODIFICATION" table:display="true" table:show-details="true"/>
                <table:data-pilot-member table:name="FILE_MOVE" table:display="true" table:show-details="true"/>
                <table:data-pilot-member table:name="FILE_OPEN" table:display="true" table:show-details="true"/>
                <table:data-pilot-member table:name="FILE_READ" table:display="true" table:show-details="true"/>
                <table:data-pilot-member table:name="FILE_SYNC" table:display="true" table:show-details="true"/>
                <table:data-pilot-member table:name="FILE_UNCATEGORIZED" table:display="true" table:show-details="true"/>
                <table:data-pilot-member table:name="GENERIC_EVENT" table:display="true" table:show-details="true"/>
                <table:data-pilot-member table:name="GROUP_CREATION" table:display="true" table:show-details="true"/>
                <table:data-pilot-member table:name="GROUP_DELETION" table:display="true" table:show-details="true"/>
                <table:data-pilot-member table:name="GROUP_MODIFICATION" table:display="true" table:show-details="true"/>
                <table:data-pilot-member table:name="GROUP_UNCATEGORIZED" table:display="true" table:show-details="true"/>
                <table:data-pilot-member table:name="MUTEX_CREATION" table:display="true" table:show-details="true"/>
                <table:data-pilot-member table:name="MUTEX_UNCATEGORIZED" table:display="true" table:show-details="true"/>
                <table:data-pilot-member table:name="NETWORK_CONNECTION" table:display="true" table:show-details="true"/>
                <table:data-pilot-member table:name="NETWORK_DHCP" table:display="true" table:show-details="true"/>
                <table:data-pilot-member table:name="NETWORK_DNS" table:display="true" table:show-details="true"/>
                <table:data-pilot-member table:name="NETWORK_FLOW" table:display="true" table:show-details="true"/>
                <table:data-pilot-member table:name="NETWORK_FTP" table:display="true" table:show-details="true"/>
                <table:data-pilot-member table:name="NETWORK_HTTP" table:display="true" table:show-details="true"/>
                <table:data-pilot-member table:name="NETWORK_SMTP" table:display="true" table:show-details="true"/>
                <table:data-pilot-member table:name="NETWORK_UNCATEGORIZED" table:display="true" table:show-details="true"/>
                <table:data-pilot-member table:name="PROCESS_INJECTION" table:display="true" table:show-details="true"/>
                <table:data-pilot-member table:name="PROCESS_LAUNCH" table:display="true" table:show-details="true"/>
                <table:data-pilot-member table:name="PROCESS_MODULE_LOAD" table:display="true" table:show-details="true"/>
                <table:data-pilot-member table:name="PROCESS_OPEN" table:display="true" table:show-details="true"/>
                <table:data-pilot-member table:name="PROCESS_PRIVILEGE_ESCALATION" table:display="true" table:show-details="true"/>
                <table:data-pilot-member table:name="PROCESS_TERMINATION" table:display="true" table:show-details="true"/>
                <table:data-pilot-member table:name="PROCESS_UNCATEGORIZED" table:display="true" table:show-details="true"/>
                <table:data-pilot-member table:name="REGISTRY_CREATION" table:display="true" table:show-details="true"/>
                <table:data-pilot-member table:name="REGISTRY_DELETION" table:display="true" table:show-details="true"/>
                <table:data-pilot-member table:name="REGISTRY_MODIFICATION" table:display="true" table:show-details="true"/>
                <table:data-pilot-member table:name="REGISTRY_UNCATEGORIZED" table:display="true" table:show-details="true"/>
                <table:data-pilot-member table:name="RESOURCE_CREATION" table:display="true" table:show-details="true"/>
                <table:data-pilot-member table:name="RESOURCE_DELETION" table:display="true" table:show-details="true"/>
                <table:data-pilot-member table:name="RESOURCE_PERMISSIONS_CHANGE" table:display="true" table:show-details="true"/>
                <table:data-pilot-member table:name="RESOURCE_READ" table:display="true" table:show-details="true"/>
                <table:data-pilot-member table:name="RESOURCE_WRITTEN" table:display="true" table:show-details="true"/>
                <table:data-pilot-member table:name="SCAN_FILE" table:display="true" table:show-details="true"/>
                <table:data-pilot-member table:name="SCAN_HOST" table:display="true" table:show-details="true"/>
                <table:data-pilot-member table:name="SCAN_NETWORK" table:display="true" table:show-details="true"/>
                <table:data-pilot-member table:name="SCAN_PROCESS" table:display="true" table:show-details="true"/>
                <table:data-pilot-member table:name="SCAN_PROCESS_BEHAVIORS" table:display="true" table:show-details="true"/>
                <table:data-pilot-member table:name="SCAN_UNCATEGORIZED" table:display="true" table:show-details="true"/>
                <table:data-pilot-member table:name="SCAN_VULN_HOST" table:display="true" table:show-details="true"/>
                <table:data-pilot-member table:name="SCAN_VULN_NETWORK" table:display="true" table:show-details="true"/>
                <table:data-pilot-member table:name="SCHEDULED_TASK_CREATION" table:display="true" table:show-details="true"/>
                <table:data-pilot-member table:name="SCHEDULED_TASK_DELETION" table:display="true" table:show-details="true"/>
                <table:data-pilot-member table:name="SCHEDULED_TASK_DISABLE" table:display="true" table:show-details="true"/>
                <table:data-pilot-member table:name="SCHEDULED_TASK_ENABLE" table:display="true" table:show-details="true"/>
                <table:data-pilot-member table:name="SCHEDULED_TASK_MODIFICATION" table:display="true" table:show-details="true"/>
                <table:data-pilot-member table:name="SCHEDULED_TASK_UNCATEGORIZED" table:display="true" table:show-details="true"/>
                <table:data-pilot-member table:name="SERVICE_CREATION" table:display="true" table:show-details="true"/>
                <table:data-pilot-member table:name="SERVICE_DELETION" table:display="true" table:show-details="true"/>
                <table:data-pilot-member table:name="SERVICE_MODIFICATION" table:display="true" table:show-details="true"/>
                <table:data-pilot-member table:name="SERVICE_START" table:display="true" table:show-details="true"/>
                <table:data-pilot-member table:name="SERVICE_STOP" table:display="true" table:show-details="true"/>
                <table:data-pilot-member table:name="SERVICE_UNSPECIFIED" table:display="true" table:show-details="true"/>
                <table:data-pilot-member table:name="SETTING_CREATION" table:display="true" table:show-details="true"/>
                <table:data-pilot-member table:name="SETTING_DELETION" table:display="true" table:show-details="true"/>
                <table:data-pilot-member table:name="SETTING_MODIFICATION" table:display="true" table:show-details="true"/>
                <table:data-pilot-member table:name="SETTING_UNCATEGORIZED" table:display="true" table:show-details="true"/>
                <table:data-pilot-member table:name="STATUS_HEARTBEAT" table:display="true" table:show-details="true"/>
                <table:data-pilot-member table:name="STATUS_SHUTDOWN" table:display="true" table:show-details="true"/>
                <table:data-pilot-member table:name="STATUS_STARTUP" table:display="true" table:show-details="true"/>
                <table:data-pilot-member table:name="STATUS_UNCATEGORIZED" table:display="true" table:show-details="true"/>
                <table:data-pilot-member table:name="STATUS_UPDATE" table:display="true" table:show-details="true"/>
                <table:data-pilot-member table:name="SYSTEM_AUDIT_LOG_UNCATEGORIZED" table:display="true" table:show-details="true"/>
                <table:data-pilot-member table:name="SYSTEM_AUDIT_LOG_WIPE" table:display="true" table:show-details="true"/>
                <table:data-pilot-member table:name="USER_BADGE_IN" table:display="true" table:show-details="true"/>
                <table:data-pilot-member table:name="USER_CHANGE_PASSWORD" table:display="true" table:show-details="true"/>
                <table:data-pilot-member table:name="USER_CHANGE_PERMISSIONS" table:display="true" table:show-details="true"/>
                <table:data-pilot-member table:name="USER_COMMUNICATION" table:display="true" table:show-details="true"/>
                <table:data-pilot-member table:name="USER_CREATION" table:display="true" table:show-details="true"/>
                <table:data-pilot-member table:name="USER_DELETION" table:display="true" table:show-details="true"/>
                <table:data-pilot-member table:name="USER_LOGIN" table:display="true" table:show-details="true"/>
                <table:data-pilot-member table:name="USER_LOGOUT" table:display="true" table:show-details="true"/>
                <table:data-pilot-member table:name="USER_RESOURCE_ACCESS" table:display="true" table:show-details="true"/>
                <table:data-pilot-member table:name="USER_RESOURCE_CREATION" table:display="true" table:show-details="true"/>
                <table:data-pilot-member table:name="USER_RESOURCE_DELETION" table:display="true" table:show-details="true"/>
                <table:data-pilot-member table:name="USER_RESOURCE_UPDATE_CONTENT" table:display="true" table:show-details="true"/>
                <table:data-pilot-member table:name="USER_RESOURCE_UPDATE_PERMISSIONS" table:display="true" table:show-details="true"/>
                <table:data-pilot-member table:name="USER_STATS" table:display="true" table:show-details="true"/>
                <table:data-pilot-member table:name="USER_UNCATEGORIZED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tty_20_validation_5f_matrix" style:display-name="PageStyle_pretty validation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idation_5f_matrix" style:display-name="PageStyle_validation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5f_udm_5f_events" style:display-name="PageStyle_all_udm_ev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d_5f_udm_5f_search" style:display-name="PageStyle_grouped_udm_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561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43434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sans-serif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ffffff" style:text-position="0% 100%" fo:font-family="sans-serif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ffffff" style:text-position="0% 100%" fo:font-family="sans-serif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ffffff" style:text-position="0% 100%" fo:font-family="sans-serif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ffffff" style:text-position="0% 100%" fo:font-family="sans-serif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5.875cm" svg:height="14.605cm" xlink:href=".." xlink:type="simple" chart:class="chart:bar" chart:style-name="ch1">
        <chart:legend chart:legend-position="end" svg:x="13.215cm" svg:y="2.521cm" style:legend-expansion="high" chart:style-name="ch2"/>
        <chart:plot-area chart:style-name="ch3" table:cell-range-address="'Pivot Table 1'.A1:'Pivot Table 1'.B20" chart:data-source-has-labels="both" svg:x="1.377cm" svg:y="0.292cm" svg:width="11.521cm" svg:height="12.991cm">
          <chartooo:coordinate-region svg:x="3.357cm" svg:y="0.292cm" svg:width="9.354cm" svg:height="12.494cm"/>
          <chart:axis chart:dimension="x" chart:name="primary-x" chart:style-name="ch4" chartooo:axis-type="text">
            <chart:title svg:x="0.451cm" svg:y="7.936cm" chart:style-name="ch5">
              <text:p>Event Category</text:p>
            </chart:title>
            <chart:categories table:cell-range-address="'Pivot Table 1'.A2:'Pivot Table 1'.A20"/>
          </chart:axis>
          <chart:axis chart:dimension="y" chart:name="primary-y" chart:style-name="ch6">
            <chart:title svg:x="5.313cm" svg:y="13.576cm" chart:style-name="ch7">
              <text:p>COUNTA of Event Name</text:p>
            </chart:title>
            <chart:grid chart:style-name="ch8" chart:class="major"/>
          </chart:axis>
          <chart:series chart:style-name="ch9" chart:values-cell-range-address="'Pivot Table 1'.B2:'Pivot Table 1'.B20" chart:label-cell-address="'Pivot Table 1'.B1:'Pivot Table 1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Event Name</text:p>
                <draw:g>
                  <svg:desc>'Pivot Table 1'.B1:'Pivot Table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YST</text:p>
                <draw:g>
                  <svg:desc>'Pivot Table 1'.A2:'Pivot Table 1'.A20</svg:desc>
                </draw:g>
              </table:table-cell>
              <table:table-cell office:value-type="float" office:value="9">
                <text:p>9</text:p>
                <draw:g>
                  <svg:desc>'Pivot Table 1'.B2:'Pivot Table 1'.B20</svg:desc>
                </draw:g>
              </table:table-cell>
            </table:table-row>
            <table:table-row>
              <table:table-cell office:value-type="string">
                <text:p>DEVI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VENTTYP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TE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CES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GISTR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SOUR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HEDUL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ATU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